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201000002A20000023AD0AA6319.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List">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8" style:family="paragraph" style:parent-style-name="Standard">
      <style:paragraph-properties fo:text-align="justify" style:justify-single-word="false"/>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List">
      <style:text-properties style:use-window-font-color="true" style:font-name="Optima1" fo:font-size="10pt" style:font-name-asian="LucidaGrande" style:font-size-asian="10pt" style:font-name-complex="LucidaGrande" style:font-size-complex="10pt"/>
    </style:style>
    <style:style style:name="P14" style:family="paragraph" style:parent-style-name="Table_20_Contents">
      <style:text-properties style:font-name="Optima1" fo:font-size="10pt" fo:font-weight="bold" style:font-size-asian="10pt" style:font-weight-asian="bold" style:font-size-complex="10pt"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font-weight="bold" fo:background-color="transparent" style:font-weight-asian="bold" style:font-weight-complex="bold"/>
    </style:style>
    <style:style style:name="P17" style:family="paragraph" style:parent-style-name="Table_20_Contents">
      <style:text-properties fo:font-weight="bold" fo:background-color="#ffff00" style:font-weight-asian="bold" style:font-weight-complex="bold"/>
    </style:style>
    <style:style style:name="P18" style:family="paragraph" style:parent-style-name="Table_20_Contents">
      <style:text-properties fo:background-color="transparent"/>
    </style:style>
    <style:style style:name="P19" style:family="paragraph" style:parent-style-name="Text_20_body">
      <style:text-properties style:font-name="Optima1" fo:font-size="10pt" style:font-size-asian="10pt" style:font-size-complex="10pt"/>
    </style:style>
    <style:style style:name="P20" style:family="paragraph" style:parent-style-name="Text_20_body">
      <style:text-properties style:use-window-font-color="true" style:font-name-asian="Helvetica" style:font-name-complex="Helvetica"/>
    </style:style>
    <style:style style:name="P21" style:family="paragraph" style:parent-style-name="Text_20_body">
      <style:paragraph-properties fo:text-align="start" style:justify-single-word="false"/>
    </style:style>
    <style:style style:name="P22" style:family="paragraph" style:parent-style-name="Text_20_body">
      <style:text-properties style:text-underline-style="solid" style:text-underline-width="auto" style:text-underline-color="font-color" fo:font-weight="bold" style:font-weight-asian="bold" style:font-weight-complex="bold"/>
    </style:style>
    <style:style style:name="P23" style:family="paragraph" style:parent-style-name="Text_20_body">
      <style:text-properties style:font-name="Monaco1" fo:font-size="9pt" style:font-size-asian="9pt" style:font-size-complex="9pt"/>
    </style:style>
    <style:style style:name="P24" style:family="paragraph" style:parent-style-name="Text_20_body">
      <style:text-properties fo:background-color="transparent"/>
    </style:style>
    <style:style style:name="P25" style:family="paragraph" style:parent-style-name="Text_20_body">
      <style:paragraph-properties fo:margin-left="3cm" fo:margin-right="0cm" fo:text-indent="0cm" style:auto-text-indent="false"/>
    </style:style>
    <style:style style:name="P26" style:family="paragraph" style:parent-style-name="Text_20_body">
      <style:paragraph-properties fo:margin-left="3cm" fo:margin-right="0cm" fo:text-indent="0cm" style:auto-text-indent="false" fo:background-color="transparent">
        <style:background-image/>
      </style:paragraph-properties>
    </style:style>
    <style:style style:name="P27" style:family="paragraph" style:parent-style-name="Text_20_body">
      <style:paragraph-properties fo:margin-left="3cm" fo:margin-right="0cm" fo:text-indent="0cm" style:auto-text-indent="false" fo:background-color="transparent">
        <style:background-image/>
      </style:paragraph-properties>
      <style:text-properties style:text-underline-style="solid" style:text-underline-width="auto" style:text-underline-color="font-color"/>
    </style:style>
    <style:style style:name="P28"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9" style:family="paragraph" style:parent-style-name="Code">
      <style:text-properties fo:background-color="transparent"/>
    </style:style>
    <style:style style:name="P30" style:family="paragraph" style:parent-style-name="Code">
      <style:text-properties style:use-window-font-color="true" style:font-name="Monaco1" fo:font-size="9pt" style:font-name-asian="Helvetica" style:font-size-asian="9pt" style:font-name-complex="Helvetica" style:font-size-complex="9pt"/>
    </style:style>
    <style:style style:name="P31" style:family="paragraph" style:parent-style-name="Code">
      <style:text-properties style:use-window-font-color="true" style:font-name="Monaco1" fo:font-size="9pt" style:font-name-asian="Courier" style:font-size-asian="9pt" style:font-name-complex="Courier" style:font-size-complex="9pt"/>
    </style:style>
    <style:style style:name="P32" style:family="paragraph" style:parent-style-name="Code">
      <style:text-properties fo:font-size="8pt" style:font-size-asian="8pt" style:font-size-complex="8pt"/>
    </style:style>
    <style:style style:name="P33" style:family="paragraph" style:parent-style-name="Code">
      <style:paragraph-properties fo:line-height="100%"/>
    </style:style>
    <style:style style:name="P34" style:family="paragraph" style:parent-style-name="List">
      <style:paragraph-properties fo:margin-left="2.341cm" fo:margin-right="0cm" fo:text-indent="0cm" style:auto-text-indent="false"/>
    </style:style>
    <style:style style:name="P35" style:family="paragraph" style:parent-style-name="List">
      <style:paragraph-properties fo:margin-left="2.341cm" fo:margin-right="0cm" fo:text-indent="0cm" style:auto-text-indent="false" fo:break-before="page"/>
    </style:style>
    <style:style style:name="P36" style:family="paragraph" style:parent-style-name="Heading_20_3">
      <style:paragraph-properties fo:margin-left="2.341cm" fo:margin-right="0cm" fo:text-indent="0cm" style:auto-text-indent="false"/>
    </style:style>
    <style:style style:name="P37" style:family="paragraph" style:parent-style-name="Text_20_body">
      <style:paragraph-properties fo:break-before="page"/>
    </style:style>
    <style:style style:name="P38" style:family="paragraph" style:parent-style-name="Text_20_body">
      <style:paragraph-properties fo:break-before="page"/>
      <style:text-properties style:use-window-font-color="true" style:font-name-asian="Helvetica" style:font-name-complex="Helvetica"/>
    </style:style>
    <style:style style:name="P39" style:family="paragraph" style:parent-style-name="List">
      <style:paragraph-properties fo:break-before="page"/>
    </style:style>
    <style:style style:name="P40" style:family="paragraph" style:parent-style-name="Heading_20_3">
      <style:paragraph-properties fo:break-before="page"/>
    </style:style>
    <style:style style:name="P41" style:family="paragraph" style:parent-style-name="Standard">
      <style:paragraph-properties fo:break-before="page"/>
    </style:style>
    <style:style style:name="P42" style:family="paragraph" style:parent-style-name="Code">
      <style:paragraph-properties fo:break-before="page"/>
      <style:text-properties fo:font-size="8pt" style:font-size-asian="8pt" style:font-size-complex="8pt"/>
    </style:style>
    <style:style style:name="P43" style:family="paragraph" style:parent-style-name="Code">
      <style:paragraph-properties fo:margin-top="0cm" fo:margin-bottom="0cm"/>
    </style:style>
    <style:style style:name="P44" style:family="paragraph" style:parent-style-name="Code">
      <style:paragraph-properties fo:margin-top="0cm" fo:margin-bottom="0.4cm"/>
    </style:style>
    <style:style style:name="P45" style:family="paragraph" style:parent-style-name="Text_20_body">
      <style:paragraph-properties fo:margin-left="3.013cm" fo:margin-right="0cm" fo:text-indent="0cm" style:auto-text-indent="false"/>
    </style:style>
    <style:style style:name="P46"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47" style:family="paragraph" style:parent-style-name="Standard" style:master-page-name="Index">
      <style:paragraph-properties style:page-number="auto"/>
    </style:style>
    <style:style style:name="P48" style:family="paragraph" style:parent-style-name="Standard" style:list-style-name="L7"/>
    <style:style style:name="P49" style:family="paragraph" style:parent-style-name="Standard" style:list-style-name="L8"/>
    <style:style style:name="P50" style:family="paragraph" style:parent-style-name="Standard" style:list-style-name="L2">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51" style:family="paragraph" style:parent-style-name="Standard" style:list-style-name="L2">
      <style:paragraph-properties fo:margin-left="3.752cm" fo:margin-right="0cm" fo:text-indent="-0.635cm" style:auto-text-indent="false"/>
      <style:text-properties style:font-name="Optima1" fo:font-size="10pt" fo:font-weight="normal" style:font-size-asian="10pt" style:font-weight-asian="normal" style:font-size-complex="10pt" style:font-weight-complex="normal"/>
    </style:style>
    <style:style style:name="P52" style:family="paragraph" style:parent-style-name="Standard" style:list-style-name="L2">
      <style:paragraph-properties fo:margin-left="3.752cm" fo:margin-right="0cm" fo:text-align="start" style:justify-single-word="false" fo:text-indent="-0.635cm" style:auto-text-indent="false"/>
    </style:style>
    <style:style style:name="P53" style:family="paragraph" style:parent-style-name="Standard" style:list-style-name="L4">
      <style:paragraph-properties fo:margin-left="3.752cm" fo:margin-right="0cm" fo:text-align="start" style:justify-single-word="false" fo:text-indent="-0.635cm" style:auto-text-indent="false"/>
    </style:style>
    <style:style style:name="P54" style:family="paragraph" style:parent-style-name="Standard" style:list-style-name="L2">
      <style:paragraph-properties fo:margin-left="3.752cm" fo:margin-right="0cm" fo:text-indent="-0.635cm" style:auto-text-indent="false"/>
    </style:style>
    <style:style style:name="P55" style:family="paragraph" style:parent-style-name="Standard" style:list-style-name="L4">
      <style:paragraph-properties fo:margin-left="3.752cm" fo:margin-right="0cm" fo:text-indent="-0.635cm" style:auto-text-indent="false"/>
    </style:style>
    <style:style style:name="P56" style:family="paragraph" style:parent-style-name="Text_20_body" style:list-style-name="L5"/>
    <style:style style:name="P57" style:family="paragraph" style:parent-style-name="Text_20_body" style:list-style-name="L6"/>
    <style:style style:name="P58" style:family="paragraph" style:parent-style-name="Text_20_body" style:list-style-name="L10"/>
    <style:style style:name="P59" style:family="paragraph" style:parent-style-name="Text_20_body" style:list-style-name="L5">
      <style:paragraph-properties fo:margin-left="3.752cm" fo:margin-right="0cm" fo:text-indent="-0.635cm" style:auto-text-indent="false"/>
    </style:style>
    <style:style style:name="P60" style:family="paragraph" style:parent-style-name="Text_20_body" style:list-style-name="L10">
      <style:paragraph-properties fo:margin-left="3.752cm" fo:margin-right="0cm" fo:text-indent="-0.635cm" style:auto-text-indent="false"/>
    </style:style>
    <style:style style:name="P61" style:family="paragraph" style:parent-style-name="Text_20_body" style:list-style-name="L5">
      <style:paragraph-properties fo:margin-left="3.117cm" fo:margin-right="0cm" fo:text-indent="0cm" style:auto-text-indent="false"/>
    </style:style>
    <style:style style:name="P62" style:family="paragraph" style:parent-style-name="Text_20_body" style:list-style-name="L5">
      <style:paragraph-properties fo:margin-left="3.013cm" fo:margin-right="0cm" fo:text-indent="0cm" style:auto-text-indent="false"/>
    </style:style>
    <style:style style:name="P63" style:family="paragraph" style:parent-style-name="Text_20_body">
      <style:paragraph-properties fo:margin-left="2.341cm" fo:margin-right="0cm" fo:text-indent="0cm" style:auto-text-indent="false"/>
    </style:style>
    <style:style style:name="P64" style:family="paragraph" style:parent-style-name="List" style:list-style-name="L4"/>
    <style:style style:name="P65" style:family="paragraph" style:parent-style-name="List" style:list-style-name="L2"/>
    <style:style style:name="P66" style:family="paragraph" style:parent-style-name="List" style:list-style-name="L1">
      <style:paragraph-properties fo:margin-left="2.341cm" fo:margin-right="0cm" fo:text-indent="0cm" style:auto-text-indent="false"/>
    </style:style>
    <style:style style:name="P67" style:family="paragraph" style:parent-style-name="List" style:list-style-name="L3">
      <style:paragraph-properties fo:margin-left="2.341cm" fo:margin-right="0cm" fo:text-indent="0cm" style:auto-text-indent="false"/>
    </style:style>
    <style:style style:name="P68" style:family="paragraph" style:parent-style-name="List" style:list-style-name="L9">
      <style:paragraph-properties fo:margin-left="2.341cm" fo:margin-right="0cm" fo:text-indent="0cm" style:auto-text-indent="false"/>
    </style:style>
    <style:style style:name="P69" style:family="paragraph" style:parent-style-name="List" style:list-style-name="L10">
      <style:paragraph-properties fo:margin-left="2.341cm" fo:margin-right="0cm" fo:text-indent="0cm" style:auto-text-indent="false"/>
    </style:style>
    <style:style style:name="P70" style:family="paragraph" style:parent-style-name="Heading_20_1" style:master-page-name="Standard">
      <style:paragraph-properties style:page-number="auto"/>
    </style:style>
    <style:style style:name="P71" style:family="paragraph" style:parent-style-name="Heading_20_2">
      <style:paragraph-properties fo:break-before="page"/>
    </style:style>
    <style:style style:name="P72"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73" style:family="paragraph" style:parent-style-name="Contents_20_2">
      <style:paragraph-properties>
        <style:tab-stops>
          <style:tab-stop style:position="14.589cm" style:type="right" style:leader-style="dotted" style:leader-text="."/>
        </style:tab-stops>
      </style:paragraph-properties>
    </style:style>
    <style:style style:name="P74" style:family="paragraph" style:parent-style-name="Code">
      <style:text-properties style:use-window-font-color="true" style:font-name="Monaco1" fo:font-size="9pt" style:font-name-asian="Courier" style:font-size-asian="9pt" style:font-name-complex="Courier" style:font-size-complex="9pt"/>
    </style:style>
    <style:style style:name="P75" style:family="paragraph" style:parent-style-name="Heading_20_TOC" style:master-page-name="Index">
      <style:paragraph-properties style:page-number="1"/>
    </style:style>
    <style:style style:name="P76" style:family="paragraph" style:parent-style-name="Heading_20_3">
      <style:paragraph-properties fo:break-before="page"/>
    </style:style>
    <style:style style:name="P77" style:family="paragraph" style:parent-style-name="Heading_20_4">
      <style:paragraph-properties fo:break-before="page"/>
    </style:style>
    <style:style style:name="P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style:font-name="Optima1" fo:font-size="10pt" fo:font-weight="normal" style:font-size-asian="10pt" style:font-weight-asian="normal" style:font-size-complex="10pt" style:font-weight-complex="normal"/>
    </style:style>
    <style:style style:name="T7" style:family="text">
      <style:text-properties style:font-name="Optima1" fo:font-size="9pt" style:font-size-asian="9pt" style:font-size-complex="9pt"/>
    </style:style>
    <style:style style:name="T8" style:family="text">
      <style:text-properties fo:color="#000000" style:font-name="Optima1" fo:font-size="10pt"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background-color="transparent"/>
    </style:style>
    <style:style style:name="T13" style:family="text">
      <style:text-properties style:text-underline-style="none"/>
    </style:style>
    <style:style style:name="T14" style:family="text">
      <style:text-properties fo:font-weight="bold" style:font-weight-asian="bold" style:font-weight-complex="bold"/>
    </style:style>
    <style:style style:name="T15" style:family="text">
      <style:text-properties fo:font-size="8pt" style:font-size-asian="8pt" style:font-size-complex="8pt"/>
    </style:style>
    <style:style style:name="T16" style:family="text">
      <style:text-properties fo:font-style="italic" style:font-style-asian="italic" style:font-style-complex="italic"/>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font-weight="normal" style:font-weight-asian="normal" style:font-weight-complex="normal"/>
    </style:style>
    <style:style style:name="T19"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1" draw:name="graphics1" text:anchor-type="paragraph" svg:width="8.41cm" svg:height="2.75cm" draw:z-index="2"><draw:image xlink:href="Pictures/10000000000002BE000000B5351746FC.png" xlink:type="simple" xlink:show="embed" xlink:actuate="onLoad"/></draw:frame><draw:frame draw:style-name="fr2" draw:name="graphics2" text:anchor-type="paragraph" svg:width="7.26cm" svg:height="2.9cm" draw:z-index="3"><draw:image xlink:href="Pictures/100000000000010B000000646B3CA53B.png" xlink:type="simple" xlink:show="embed" xlink:actuate="onLoad"/></draw:frame></text:p>
      <text:p text:style-name="P5"/>
      <text:p text:style-name="P5"/>
      <text:p text:style-name="P5"/>
      <text:p text:style-name="P5"/>
      <text:p text:style-name="P9"/>
      <text:p text:style-name="P11">PacketFence<text:line-break/> – version 1.9.0</text:p>
      <text:p text:style-name="P10">Administration Guide</text:p>
      <text:p text:style-name="P5"/>
      <text:p text:style-name="P47">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9.0 – July 2010</text:p>
      <text:p text:style-name="P75">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2"><text:a xlink:type="simple" xlink:href="#__RefHeading__4751_400627320" text:style-name="Index_20_Link" text:visited-style-name="Index_20_Link">Chapter 1<text:tab/>About this Guide <text:s text:c="2"/><text:tab/>3</text:a></text:p>
          <text:p text:style-name="P73"><text:a xlink:type="simple" xlink:href="#__RefHeading__4753_400627320" text:style-name="Index_20_Link" text:visited-style-name="Index_20_Link">Other sources of information <text:s text:c="2"/><text:tab/>3</text:a></text:p>
          <text:p text:style-name="P72"><text:a xlink:type="simple" xlink:href="#__RefHeading__4755_400627320" text:style-name="Index_20_Link" text:visited-style-name="Index_20_Link">Chapter 2<text:tab/>Introduction <text:s text:c="2"/><text:tab/>4</text:a></text:p>
          <text:p text:style-name="P73"><text:a xlink:type="simple" xlink:href="#__RefHeading__4887_676192730" text:style-name="Index_20_Link" text:visited-style-name="Index_20_Link">Features <text:s text:c="2"/><text:tab/>4</text:a></text:p>
          <text:p text:style-name="P73"><text:a xlink:type="simple" xlink:href="#__RefHeading__4908_1071192008" text:style-name="Index_20_Link" text:visited-style-name="Index_20_Link">Network Integration <text:s text:c="2"/><text:tab/>6</text:a></text:p>
          <text:p text:style-name="P73"><text:a xlink:type="simple" xlink:href="#__RefHeading__4889_676192730" text:style-name="Index_20_Link" text:visited-style-name="Index_20_Link">Components <text:s text:c="2"/><text:tab/>7</text:a></text:p>
          <text:p text:style-name="P72"><text:a xlink:type="simple" xlink:href="#__RefHeading__4757_400627320" text:style-name="Index_20_Link" text:visited-style-name="Index_20_Link">Chapter 3<text:tab/>Administration Tools <text:s text:c="2"/><text:tab/>8</text:a></text:p>
          <text:p text:style-name="P73"><text:a xlink:type="simple" xlink:href="#__RefHeading__4759_400627320" text:style-name="Index_20_Link" text:visited-style-name="Index_20_Link">pfcmd <text:s text:c="2"/><text:tab/>8</text:a></text:p>
          <text:p text:style-name="P73"><text:a xlink:type="simple" xlink:href="#__RefHeading__4761_400627320" text:style-name="Index_20_Link" text:visited-style-name="Index_20_Link">pfcmd_vlan <text:s text:c="2"/><text:tab/>9</text:a></text:p>
          <text:p text:style-name="P73"><text:a xlink:type="simple" xlink:href="#__RefHeading__4763_400627320" text:style-name="Index_20_Link" text:visited-style-name="Index_20_Link">Web Admin GUI <text:s text:c="2"/><text:tab/>11</text:a></text:p>
          <text:p text:style-name="P72"><text:a xlink:type="simple" xlink:href="#__RefHeading__4765_400627320" text:style-name="Index_20_Link" text:visited-style-name="Index_20_Link">Chapter 4<text:tab/>VLAN isolation <text:s text:c="3"/><text:tab/>12</text:a></text:p>
          <text:p text:style-name="P73"><text:a xlink:type="simple" xlink:href="#__RefHeading__4767_400627320" text:style-name="Index_20_Link" text:visited-style-name="Index_20_Link">Introduction <text:s text:c="2"/><text:tab/>12</text:a></text:p>
          <text:p text:style-name="P73"><text:a xlink:type="simple" xlink:href="#__RefHeading__4769_400627320" text:style-name="Index_20_Link" text:visited-style-name="Index_20_Link">Supported Switches, Access points and Controllers <text:s text:c="2"/><text:tab/>14</text:a></text:p>
          <text:p text:style-name="P73"><text:a xlink:type="simple" xlink:href="#__RefHeading__4771_400627320" text:style-name="Index_20_Link" text:visited-style-name="Index_20_Link">Command-Line Interface: Telnet and SSH <text:s text:c="2"/><text:tab/>15</text:a></text:p>
          <text:p text:style-name="P73"><text:a xlink:type="simple" xlink:href="#__RefHeading__4771_4006273201" text:style-name="Index_20_Link" text:visited-style-name="Index_20_Link">Web Services Interface <text:s text:c="2"/><text:tab/>16</text:a></text:p>
          <text:p text:style-name="P73"><text:a xlink:type="simple" xlink:href="#__RefHeading__4773_400627320" text:style-name="Index_20_Link" text:visited-style-name="Index_20_Link">SNMP v1, v2c and v3 <text:s text:c="2"/><text:tab/>16</text:a></text:p>
          <text:p text:style-name="P73"><text:a xlink:type="simple" xlink:href="#__RefHeading__4775_400627320" text:style-name="Index_20_Link" text:visited-style-name="Index_20_Link">Switch Configuration <text:s text:c="2"/><text:tab/>18</text:a></text:p>
          <text:p text:style-name="P73"><text:a xlink:type="simple" xlink:href="#__RefHeading__4777_400627320" text:style-name="Index_20_Link" text:visited-style-name="Index_20_Link">Routing, DHCPd and BIND <text:s text:c="2"/><text:tab/>37</text:a></text:p>
          <text:p text:style-name="P72"><text:a xlink:type="simple" xlink:href="#__RefHeading__4779_400627320" text:style-name="Index_20_Link" text:visited-style-name="Index_20_Link">Chapter 5<text:tab/>Integration with wireless networks <text:s text:c="2"/><text:tab/>41</text:a></text:p>
          <text:p text:style-name="P73"><text:a xlink:type="simple" xlink:href="#__RefHeading__4781_400627320" text:style-name="Index_20_Link" text:visited-style-name="Index_20_Link">MAC Authentication <text:s text:c="2"/><text:tab/>41</text:a></text:p>
          <text:p text:style-name="P73"><text:a xlink:type="simple" xlink:href="#__RefHeading__4783_400627320" text:style-name="Index_20_Link" text:visited-style-name="Index_20_Link">802.1x <text:s text:c="2"/><text:tab/>44</text:a></text:p>
          <text:p text:style-name="P72"><text:a xlink:type="simple" xlink:href="#__RefHeading__4785_400627320" text:style-name="Index_20_Link" text:visited-style-name="Index_20_Link">Chapter 6<text:tab/>Floating Network Devices <text:s text:c="2"/><text:tab/>48</text:a></text:p>
          <text:p text:style-name="P73"><text:a xlink:type="simple" xlink:href="#__RefHeading__4787_400627320" text:style-name="Index_20_Link" text:visited-style-name="Index_20_Link">Identification <text:s text:c="2"/><text:tab/>49</text:a></text:p>
          <text:p text:style-name="P72"><text:a xlink:type="simple" xlink:href="#__RefHeading__4789_400627320" text:style-name="Index_20_Link" text:visited-style-name="Index_20_Link">Chapter 7<text:tab/>Blocking malicious activities with violations <text:s text:c="2"/><text:tab/>50</text:a></text:p>
          <text:p text:style-name="P72"><text:a xlink:type="simple" xlink:href="#__RefHeading__4791_400627320" text:style-name="Index_20_Link" text:visited-style-name="Index_20_Link">Chapter 8<text:tab/>Performance optimization <text:s text:c="2"/><text:tab/>53</text:a></text:p>
          <text:p text:style-name="P73"><text:soft-page-break/><text:a xlink:type="simple" xlink:href="#__RefHeading__4793_400627320" text:style-name="Index_20_Link" text:visited-style-name="Index_20_Link">Snort signatures <text:s text:c="2"/><text:tab/>53</text:a></text:p>
          <text:p text:style-name="P73"><text:a xlink:type="simple" xlink:href="#__RefHeading__4795_400627320" text:style-name="Index_20_Link" text:visited-style-name="Index_20_Link">MySQL optimizations <text:s text:c="2"/><text:tab/>53</text:a></text:p>
          <text:p text:style-name="P72"><text:a xlink:type="simple" xlink:href="#__RefHeading__4797_400627320" text:style-name="Index_20_Link" text:visited-style-name="Index_20_Link">Chapter 9<text:tab/>High availability <text:s text:c="2"/><text:tab/>57</text:a></text:p>
          <text:p text:style-name="P73"><text:a xlink:type="simple" xlink:href="#__RefHeading__4799_400627320" text:style-name="Index_20_Link" text:visited-style-name="Index_20_Link">Creation of the DRBD partition <text:s text:c="2"/><text:tab/>58</text:a></text:p>
          <text:p text:style-name="P73"><text:a xlink:type="simple" xlink:href="#__RefHeading__4801_400627320" text:style-name="Index_20_Link" text:visited-style-name="Index_20_Link">DRBD and Linux-HA Installation <text:s text:c="2"/><text:tab/>58</text:a></text:p>
          <text:p text:style-name="P73"><text:a xlink:type="simple" xlink:href="#__RefHeading__4803_400627320" text:style-name="Index_20_Link" text:visited-style-name="Index_20_Link">DRBD Configuration and setup <text:s text:c="2"/><text:tab/>58</text:a></text:p>
          <text:p text:style-name="P73"><text:a xlink:type="simple" xlink:href="#__RefHeading__4805_400627320" text:style-name="Index_20_Link" text:visited-style-name="Index_20_Link">MySQL Configuration <text:s text:c="2"/><text:tab/>62</text:a></text:p>
          <text:p text:style-name="P73"><text:a xlink:type="simple" xlink:href="#__RefHeading__4807_400627320" text:style-name="Index_20_Link" text:visited-style-name="Index_20_Link">Heartbeat configuration <text:s text:c="2"/><text:tab/>63</text:a></text:p>
          <text:p text:style-name="P72"><text:a xlink:type="simple" xlink:href="#__RefHeading__4809_400627320" text:style-name="Index_20_Link" text:visited-style-name="Index_20_Link">Chapter 10<text:tab/>Frequently Asked Questions <text:s text:c="2"/><text:tab/>66</text:a></text:p>
          <text:p text:style-name="P73"><text:a xlink:type="simple" xlink:href="#__RefHeading__4811_400627320" text:style-name="Index_20_Link" text:visited-style-name="Index_20_Link">Services <text:s text:c="2"/><text:tab/>66</text:a></text:p>
          <text:p text:style-name="P73"><text:a xlink:type="simple" xlink:href="#__RefHeading__4813_400627320" text:style-name="Index_20_Link" text:visited-style-name="Index_20_Link">Web interface <text:s text:c="2"/><text:tab/>66</text:a></text:p>
          <text:p text:style-name="P73"><text:a xlink:type="simple" xlink:href="#__RefHeading__4815_400627320" text:style-name="Index_20_Link" text:visited-style-name="Index_20_Link">Switches <text:s text:c="2"/><text:tab/>68</text:a></text:p>
          <text:p text:style-name="P73"><text:a xlink:type="simple" xlink:href="#__RefHeading__5071_656920733" text:style-name="Index_20_Link" text:visited-style-name="Index_20_Link">Troubleshooting <text:s text:c="2"/><text:tab/>69</text:a></text:p>
          <text:p text:style-name="P72"><text:a xlink:type="simple" xlink:href="#__RefHeading__4817_400627320" text:style-name="Index_20_Link" text:visited-style-name="Index_20_Link">Chapter 11<text:tab/>Additional Software <text:s text:c="2"/><text:tab/>71</text:a></text:p>
          <text:p text:style-name="P73"><text:a xlink:type="simple" xlink:href="#__RefHeading__4819_400627320" text:style-name="Index_20_Link" text:visited-style-name="Index_20_Link">Nessus <text:s text:c="2"/><text:tab/>71</text:a></text:p>
          <text:p text:style-name="P73"><text:a xlink:type="simple" xlink:href="#__RefHeading__4821_400627320" text:style-name="Index_20_Link" text:visited-style-name="Index_20_Link">Snort <text:s text:c="2"/><text:tab/>72</text:a></text:p>
          <text:p text:style-name="P73"><text:a xlink:type="simple" xlink:href="#__RefHeading__4823_400627320" text:style-name="Index_20_Link" text:visited-style-name="Index_20_Link">Oinkmaster <text:s text:c="2"/><text:tab/>72</text:a></text:p>
          <text:p text:style-name="P72"><text:a xlink:type="simple" xlink:href="#__RefHeading__4825_400627320" text:style-name="Index_20_Link" text:visited-style-name="Index_20_Link">Chapter 12<text:tab/>Appendix A: Database Schema <text:s text:c="2"/><text:tab/>73</text:a></text:p>
          <text:p text:style-name="P72"><text:a xlink:type="simple" xlink:href="#__RefHeading__4827_400627320" text:style-name="Index_20_Link" text:visited-style-name="Index_20_Link">Chapter 13<text:tab/>Appendix B: Configuration parameter reference <text:s text:c="2"/><text:tab/>74</text:a></text:p>
          <text:p text:style-name="P72"><text:a xlink:type="simple" xlink:href="#__RefHeading__4829_400627320" text:style-name="Index_20_Link" text:visited-style-name="Index_20_Link">Chapter 14<text:tab/>Additional Information <text:s text:c="2"/><text:tab/>95</text:a></text:p>
          <text:p text:style-name="P72"><text:a xlink:type="simple" xlink:href="#__RefHeading__4831_400627320" text:style-name="Index_20_Link" text:visited-style-name="Index_20_Link">Chapter 15<text:tab/>Commercial Support and Contact Information <text:s text:c="2"/><text:tab/>96</text:a></text:p>
          <text:p text:style-name="P72"><text:a xlink:type="simple" xlink:href="#__RefHeading__4833_400627320" text:style-name="Index_20_Link" text:visited-style-name="Index_20_Link">Chapter 16<text:tab/>GNU Free Documentation License <text:s text:c="2"/><text:tab/>97</text:a></text:p>
        </text:index-body>
      </text:table-of-content>
      <text:p text:style-name="Standard"/>
      <text:list xml:id="list2084721308" text:style-name="Outline">
        <text:list-item>
          <text:h text:style-name="P70" text:outline-level="1"><text:bookmark text:name="__RefHeading__4751_400627320"/>About this Guide<text:bookmark-end text:name="__RefHeading__4751_400627320"/></text:h>
        </text:list-item>
      </text:list>
      <text:p text:style-name="Text_20_body">This guide will walk you through the day to day administration of the PacketFence solution. It covers mainly VLAN isolation.</text:p>
      <text:p text:style-name="Text_20_body">The instructions are based on version 1.9.0 of PacketFence.</text:p>
      <text:p text:style-name="Standard">The latest version of this guide is available at <text:a xlink:type="simple" xlink:href="http://www.packetfence.org/download/documentation.html">http://www.packetfence.org/download/documentation.html</text:a></text:p>
      <text:list xml:id="list311740268"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Standard">For the list of noteworthy changes since the last release see the <text:span text:style-name="T9">NEWS</text:span> file.</text:p>
      <text:p text:style-name="Standard">For a list of compatibility related changes and notes about upgrading see the <text:span text:style-name="T9">UPGRADE</text:span> file.</text:p>
      <text:p text:style-name="Standard">For more details and developer visible changes see the <text:span text:style-name="T9">ChangeLog</text:span> file.</text:p>
      <text:p text:style-name="Standard">These files are included in the package and tarball.</text:p>
      <text:list xml:id="list1345840036" text:continue-numbering="true" text:style-name="Outline">
        <text:list-item>
          <text:h text:style-name="Heading_20_1" text:outline-level="1"><text:bookmark text:name="__RefHeading__4755_400627320"/>Introduction<text:bookmark-end text:name="__RefHeading__4755_400627320"/></text:h>
        </text:list-item>
      </text:list>
      <text:p text:style-name="P7">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7"/>
      <text:list xml:id="list1875485641"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List"><text:span text:style-name="T8">❏<text:tab/></text:span><text:span text:style-name="T3">Out of band</text:span></text:p>
      <text:p text:style-name="P13"><text:tab/>PacketFence's operation is completely out of band which allows the solution to scale geographically and to be more resilient to failures.</text:p>
      <text:p text:style-name="P13"/>
      <text:p text:style-name="List"><text:span text:style-name="T8">❏<text:tab/></text:span><text:span text:style-name="T3">Voice over IP (VoIP) support.</text:span></text:p>
      <text:p text:style-name="P13"><text:tab/>Also called IP Telephony (IPT), VoIP is fully supported (even in heterogeneous environments) for multiple switch vendors (Cisco, Edge-Core, HP, LinkSys, Nortel Networks and many more).</text:p>
      <text:p text:style-name="P13"/>
      <text:p text:style-name="P12">❏<text:tab/>802.1X</text:p>
      <text:p text:style-name="List"><text:span text:style-name="T8"><text:tab/></text:span><text:span text:style-name="T3">802.1X wireless and wired is supported through a </text:span><text:a xlink:type="simple" xlink:href="http://freeradius.org/">FreeRADIUS</text:a><text:span text:style-name="T3"> module.</text:span></text:p>
      <text:p text:style-name="P13"/>
      <text:p text:style-name="List"><text:span text:style-name="T8">❏<text:tab/></text:span><text:span text:style-name="T3">Wireless integration</text:span></text:p>
      <text:p text:style-name="List"><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3"/>
      <text:p text:style-name="P12"/>
      <text:p text:style-name="P39"><text:span text:style-name="T8">❏<text:tab/></text:span><text:span text:style-name="T3">Registration</text:span></text:p>
      <text:p text:style-name="P13"><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3"/>
      <text:p text:style-name="List"><text:span text:style-name="T8">❏<text:tab/></text:span><text:span text:style-name="T3">Detection of abnormal network activities</text:span></text:p>
      <text:p text:style-name="List"><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3"/>
      <text:p text:style-name="List"><text:span text:style-name="T8">❏<text:tab/></text:span><text:span text:style-name="T3">Proactive vulnerability scans</text:span></text:p>
      <text:p text:style-name="List"><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3"/>
      <text:p text:style-name="List"><text:span text:style-name="T8">❏<text:tab/></text:span><text:span text:style-name="T3">Isolation of problematic devices</text:span></text:p>
      <text:p text:style-name="P13"><text:tab/>PacketFence supports several isolation techniques, including VLAN isolation with VoIP support (even in heterogeneous environments) for multiple switch vendors.</text:p>
      <text:p text:style-name="P13"/>
      <text:p text:style-name="List">❏<text:tab/>Remediation through a captive portal</text:p>
      <text:p text:style-name="List"><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List"/>
      <text:p text:style-name="List">❏<text:tab/>Command-line and Web-based management</text:p>
      <text:p text:style-name="List"><text:tab/>Web-based and command-line interfaces for all management tasks.</text:p>
      <text:p text:style-name="P34"/>
      <text:p text:style-name="P46"><text:span text:style-name="T2">PacketFence is developed by a community of developers located mainly in North America. More information can be found on </text:span><text:a xlink:type="simple" xlink:href="http://www.packetfence.org/">http://www.packetfence.org</text:a></text:p>
      <text:list xml:id="list161968414" text:continue-numbering="true" text:style-name="Outline">
        <text:list-item>
          <text:list>
            <text:list-item>
              <text:h text:style-name="Heading_20_2" text:outline-level="2"><text:bookmark text:name="__RefHeading__4908_1071192008"/><text:soft-page-break/>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9"><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981124542" text:continue-numbering="true" text:style-name="Outline">
        <text:list-item>
          <text:list>
            <text:list-item>
              <text:h text:style-name="P71"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10"><draw:image xlink:href="Pictures/100002010000092100000BE1805CA761.png" xlink:type="simple" xlink:show="embed" xlink:actuate="onLoad"/></draw:frame></text:p>
      <text:list xml:id="list1013784221" text:continue-numbering="true" text:style-name="Outline">
        <text:list-item>
          <text:h text:style-name="Heading_20_1" text:outline-level="1"><text:bookmark text:name="__RefHeading__4757_400627320"/>Administration Tools<text:bookmark-end text:name="__RefHeading__4757_400627320"/></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25">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67514842"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849739717"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9"/>
      <text:list xml:id="list1233517440" text:continue-numbering="true" text:style-name="Outline">
        <text:list-item>
          <text:h text:style-name="Heading_20_1" text:outline-level="1"><text:bookmark text:name="__RefHeading__4765_400627320"/><office:annotation><dc:creator>Olivier Bilodeau</dc:creator><dc:date>2010-07-14T16:46:37</dc:date><text:p text:style-name="P78"><text:span text:style-name="T19">Merge content with technical introduction on website</text:span></text:p></office:annotation>VLAN isolation <text:bookmark-end text:name="__RefHeading__4765_400627320"/></text:h>
          <text:list>
            <text:list-item>
              <text:h text:style-name="Heading_20_2" text:outline-level="2"><text:bookmark text:name="__RefHeading__4767_400627320"/>Introduction<text:bookmark-end text:name="__RefHeading__4767_400627320"/></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4"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8">❏<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8">❏<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8">❏<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699337382" text:continue-numbering="true" text:style-name="Outline">
        <text:list-item>
          <text:list>
            <text:list-item>
              <text:h text:style-name="Heading_20_2" text:outline-level="2"><text:bookmark text:name="__RefHeading__4769_400627320"/><text:soft-page-break/>Supported Switches, Access points and Controllers<text:bookmark-end text:name="__RefHeading__4769_400627320"/></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4">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5">PacketFence Type (used in switches.conf)</text:p>
          </table:table-cell>
        </table:table-row>
        <table:table-row>
          <table:table-cell table:style-name="Table1.A2" office:value-type="string">
            <text:p text:style-name="P15">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5"/>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5"/>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5"/>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5">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5">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5">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5"/>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5"/>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5"/>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5"/>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5"/>
          </table:table-cell>
          <table:table-cell table:style-name="Table1.A5" office:value-type="string">
            <text:p text:style-name="Table_20_Contents">Catalyst 2900XL</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5">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6"/>
          </table:table-cell>
          <table:table-cell table:style-name="Table1.A5" office:value-type="string">
            <text:p text:style-name="P18">DWS 3026</text:p>
          </table:table-cell>
          <table:table-cell table:style-name="Table1.A5" office:value-type="string">
            <text:p text:style-name="P18">Dlink::DWS_3026</text:p>
          </table:table-cell>
        </table:table-row>
        <table:table-row>
          <table:table-cell table:style-name="Table1.A5" office:value-type="string">
            <text:p text:style-name="P16">Dell</text:p>
          </table:table-cell>
          <table:table-cell table:style-name="Table1.A5" office:value-type="string">
            <text:p text:style-name="P18">PowerConnect 3424</text:p>
          </table:table-cell>
          <table:table-cell table:style-name="Table1.A5" office:value-type="string">
            <text:p text:style-name="P18">Dell::PowerConnect3424</text:p>
          </table:table-cell>
        </table:table-row>
        <table:table-row>
          <table:table-cell table:style-name="Table1.A5" office:value-type="string">
            <text:p text:style-name="P15">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ext:soft-page-break/>
        <table:table-row>
          <table:table-cell table:style-name="Table1.A5" office:value-type="string">
            <text:p text:style-name="P16">Enterasys</text:p>
          </table:table-cell>
          <table:table-cell table:style-name="Table1.A5" office:value-type="string">
            <text:p text:style-name="P18">Matrix N3</text:p>
          </table:table-cell>
          <table:table-cell table:style-name="Table1.A5" office:value-type="string">
            <text:p text:style-name="P18">Enterasys::Matrix_N3</text:p>
          </table:table-cell>
        </table:table-row>
        <table:table-row>
          <table:table-cell table:style-name="Table1.A5" office:value-type="string">
            <text:p text:style-name="P16"/>
          </table:table-cell>
          <table:table-cell table:style-name="Table1.A5" office:value-type="string">
            <text:p text:style-name="P18">SecureStack C2</text:p>
          </table:table-cell>
          <table:table-cell table:style-name="Table1.A5" office:value-type="string">
            <text:p text:style-name="P18">Enterasys::SecureStack_C2</text:p>
          </table:table-cell>
        </table:table-row>
        <table:table-row>
          <table:table-cell table:style-name="Table1.A5" office:value-type="string">
            <text:p text:style-name="P16"/>
          </table:table-cell>
          <table:table-cell table:style-name="Table1.A5" office:value-type="string">
            <text:p text:style-name="P18">SecureStack C3</text:p>
          </table:table-cell>
          <table:table-cell table:style-name="Table1.A5" office:value-type="string">
            <text:p text:style-name="P18">Enterasys::SecureStack_C3</text:p>
          </table:table-cell>
        </table:table-row>
        <table:table-row>
          <table:table-cell table:style-name="Table1.A5" office:value-type="string">
            <text:p text:style-name="P16"/>
          </table:table-cell>
          <table:table-cell table:style-name="Table1.A5" office:value-type="string">
            <text:p text:style-name="P18">Standalone D2</text:p>
          </table:table-cell>
          <table:table-cell table:style-name="Table1.A5" office:value-type="string">
            <text:p text:style-name="P18">Enterasys::D2</text:p>
          </table:table-cell>
        </table:table-row>
        <table:table-row>
          <table:table-cell table:style-name="Table1.A5" office:value-type="string">
            <text:p text:style-name="P15">Extreme Networks</text:p>
          </table:table-cell>
          <table:table-cell table:style-name="Table1.A5" office:value-type="string">
            <text:p text:style-name="Table_20_Contents">Summit Series</text:p>
          </table:table-cell>
          <table:table-cell table:style-name="Table1.A5" office:value-type="string">
            <text:p text:style-name="Table_20_Contents">Extreme::Summit</text:p>
          </table:table-cell>
        </table:table-row>
        <table:table-row>
          <table:table-cell table:style-name="Table1.A5" office:value-type="string">
            <text:p text:style-name="P15">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5">HP</text:p>
          </table:table-cell>
          <table:table-cell table:style-name="Table1.A5" office:value-type="string">
            <text:p text:style-name="Table_20_Contents">ProCurve 2500</text:p>
          </table:table-cell>
          <table:table-cell table:style-name="Table1.A5" office:value-type="string">
            <text:p text:style-name="Table_20_Contents">HP::Procurve_2500</text:p>
          </table:table-cell>
        </table:table-row>
        <table:table-row>
          <table:table-cell table:style-name="Table1.A5" office:value-type="string">
            <text:p text:style-name="P16"/>
          </table:table-cell>
          <table:table-cell table:style-name="Table1.A5" office:value-type="string">
            <text:p text:style-name="Table_20_Contents">ProCurve 2600</text:p>
          </table:table-cell>
          <table:table-cell table:style-name="Table1.A5" office:value-type="string">
            <text:p text:style-name="Table_20_Contents">HP::Procurve_2600</text:p>
          </table:table-cell>
        </table:table-row>
        <table:table-row>
          <table:table-cell table:style-name="Table1.A5" office:value-type="string">
            <text:p text:style-name="P16"/>
          </table:table-cell>
          <table:table-cell table:style-name="Table1.A5" office:value-type="string">
            <text:p text:style-name="Table_20_Contents">ProCurve 3400cl</text:p>
          </table:table-cell>
          <table:table-cell table:style-name="Table1.A5" office:value-type="string">
            <text:p text:style-name="Table_20_Contents">HP::Procurve_3400cl</text:p>
          </table:table-cell>
        </table:table-row>
        <table:table-row>
          <table:table-cell table:style-name="Table1.A5" office:value-type="string">
            <text:p text:style-name="P16"/>
          </table:table-cell>
          <table:table-cell table:style-name="Table1.A5" office:value-type="string">
            <text:p text:style-name="Table_20_Contents">ProCurve 4100</text:p>
          </table:table-cell>
          <table:table-cell table:style-name="Table1.A5" office:value-type="string">
            <text:p text:style-name="Table_20_Contents">HP::Procurve_4100</text:p>
          </table:table-cell>
        </table:table-row>
        <table:table-row>
          <table:table-cell table:style-name="Table1.A5" office:value-type="string">
            <text:p text:style-name="P16">Intel</text:p>
          </table:table-cell>
          <table:table-cell table:style-name="Table1.A5" office:value-type="string">
            <text:p text:style-name="P18">Express 460</text:p>
          </table:table-cell>
          <table:table-cell table:style-name="Table1.A5" office:value-type="string">
            <text:p text:style-name="P18">Intel::Express_460</text:p>
          </table:table-cell>
        </table:table-row>
        <table:table-row>
          <table:table-cell table:style-name="Table1.A5" office:value-type="string">
            <text:p text:style-name="P17"/>
          </table:table-cell>
          <table:table-cell table:style-name="Table1.A5" office:value-type="string">
            <text:p text:style-name="P18">Express 530</text:p>
          </table:table-cell>
          <table:table-cell table:style-name="Table1.A5" office:value-type="string">
            <text:p text:style-name="P18">Intel::Express_530</text:p>
          </table:table-cell>
        </table:table-row>
        <table:table-row>
          <table:table-cell table:style-name="Table1.A5" office:value-type="string">
            <text:p text:style-name="P15">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5">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5">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5"/>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
      <text:p text:style-name="P2"/>
      <text:list xml:id="list1009725614" text:continue-numbering="true" text:style-name="Outline">
        <text:list-item>
          <text:list>
            <text:list-item>
              <text:h text:style-name="Heading_20_2" text:outline-level="2"><text:bookmark text:name="__RefHeading__4771_400627320"/>Command-Line Interface: Telnet and SSH<text:bookmark-end text:name="__RefHeading__4771_400627320"/></text:h>
            </text:list-item>
          </text:list>
        </text:list-item>
      </text:list>
      <text:p text:style-name="P8">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p text:style-name="P2"/>
      <text:list xml:id="list673983697" text:continue-numbering="true" text:style-name="Outline">
        <text:list-item>
          <text:list>
            <text:list-item>
              <text:h text:style-name="Heading_20_2" text:outline-level="2"><text:bookmark text:name="__RefHeading__4771_4006273201"/><text:soft-page-break/>Web Services Interface<text:bookmark-end text:name="__RefHeading__4771_4006273201"/></text:h>
            </text:list-item>
          </text:list>
        </text:list-item>
      </text:list>
      <text:p text:style-name="P8">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text:p>
      <text:list xml:id="list1446608994" text:continue-numbering="true" text:style-name="Outline">
        <text:list-item>
          <text:list>
            <text:list-item>
              <text:h text:style-name="Heading_20_2" text:outline-level="2"><text:bookmark text:name="__RefHeading__4773_400627320"/>SNMP v1, v2c and v3<text:bookmark-end text:name="__RefHeading__4773_400627320"/></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P33">SNMPVersion = 3</text:p>
      <text:p text:style-name="P33">SNMPUserNameRead = readUser</text:p>
      <text:p text:style-name="P33">SNMPAuthProtocolRead = MD5</text:p>
      <text:p text:style-name="P33">SNMPAuthPasswordRead = authpwdread</text:p>
      <text:p text:style-name="P33">SNMPPrivProtocolRead = DES</text:p>
      <text:p text:style-name="P33">SNMPPrivPasswordRead = privpwdread</text:p>
      <text:p text:style-name="P33">SNMPUserNameWrite = writeUser</text:p>
      <text:p text:style-name="P33">SNMPAuthProtocolWrite = MD5</text:p>
      <text:p text:style-name="P33">SNMPAuthPasswordWrite = authpwdwrite</text:p>
      <text:p text:style-name="P33">SNMPPrivProtocolWrite = DES</text:p>
      <text:p text:style-name="P33">SNMPPrivPasswordWrite = privpwdwrite</text:p>
      <text:p text:style-name="Heading_20_3"/>
      <text:p text:style-name="Heading_20_3"/>
      <text:p text:style-name="P40">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list xml:id="list1126362264" text:continue-numbering="true" text:style-name="Outline">
        <text:list-item>
          <text:list>
            <text:list-item>
              <text:h text:style-name="P71" text:outline-level="2"><text:bookmark text:name="__RefHeading__4775_400627320"/>Switch Configuration<text:bookmark-end text:name="__RefHeading__4775_400627320"/></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3COM</text:p>
      <text:p text:style-name="Text_20_body">PacketFence supports 3Com switches with no VoIP using one trap type:</text:p>
      <text:list xml:id="list698997895" text:style-name="L1">
        <text:list-header>
          <text:p text:style-name="P66">❏<text:tab/>linkUp/linkDown</text:p>
          <text:p text:style-name="P66">❏<text:tab/>Port Security (with static MACs)</text:p>
        </text:list-header>
      </text:list>
      <text:p text:style-name="Text_20_body">Don't forget to update the startup config !</text:p>
      <text:p text:style-name="Text_20_body"/>
      <text:list xml:id="list333590536" text:continue-list="list1126362264"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list xml:id="list1355187675" text:continue-numbering="true" text:style-name="Outline">
        <text:list-item>
          <text:list>
            <text:list-item>
              <text:list>
                <text:list-item>
                  <text:list>
                    <text:list-item>
                      <text:h text:style-name="Heading_20_4" text:outline-level="4"><text:soft-page-break/>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34"/>
      <text:list xml:id="list59061436"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Heading_20_3">Amer</text:p>
      <text:p text:style-name="Text_20_body">PacketFence supports Amer switches with no VoIP using one trap type:</text:p>
      <text:list xml:id="list139477731" text:continue-list="list698997895" text:style-name="L1">
        <text:list-header>
          <text:p text:style-name="P66">❏<text:tab/>linkUp/linkDown</text:p>
        </text:list-header>
      </text:list>
      <text:p text:style-name="Text_20_body">Don't forget to update the startup config !</text:p>
      <text:p text:style-name="Text_20_body"/>
      <text:list xml:id="list928933833" text:continue-list="list59061436" text:style-name="Outline">
        <text:list-item>
          <text:list>
            <text:list-item>
              <text:list>
                <text:list-item>
                  <text:list>
                    <text:list-item>
                      <text:h text:style-name="Heading_20_4" text:outline-level="4">L2 Switch SS2R24i</text:h>
                    </text:list-item>
                  </text:list>
                </text:list-item>
              </text:list>
            </text:list-item>
          </text:list>
        </text:list-item>
      </text:list>
      <text:list xml:id="list2163668981" text:continue-list="list139477731" text:style-name="L1">
        <text:list-header>
          <text:p text:style-name="P66">❏<text:tab/>Global config settings:</text:p>
        </text:list-header>
      </text:list>
      <text:p text:style-name="Code">create snmp host 192.168.1.60 v2c public</text:p>
      <text:p text:style-name="Code">create snmp user public ReadGroup</text:p>
      <text:p text:style-name="Code">enable snmp traps </text:p>
      <text:list xml:id="list1075336809" text:continue-numbering="true" text:style-name="L1">
        <text:list-header>
          <text:p text:style-name="P66"/>
        </text:list-header>
      </text:list>
      <text:p text:style-name="P34"/>
      <text:p text:style-name="P35">❏<text:tab/>On each interface:</text:p>
      <text:p text:style-name="Code">config vlan default delete xx</text:p>
      <text:p text:style-name="Code">config vlan mac-detection add untagged xx</text:p>
      <text:p text:style-name="Standard">where xx stands for the interface index</text:p>
      <text:p text:style-name="P2"/>
      <text:p text:style-name="Heading_20_3">Cisco</text:p>
      <text:p text:style-name="Text_20_body">PacketFence supports Cisco switches with VoIP using three different trap types:</text:p>
      <text:list xml:id="list1742227151" text:continue-numbering="true" text:style-name="L1">
        <text:list-header>
          <text:p text:style-name="P66">❏<text:tab/>linkUp/linkDown</text:p>
          <text:p text:style-name="P66">❏<text:tab/>MAC Notification</text:p>
          <text:p text:style-name="P66">❏<text:tab/>Port Security (with static MACs)</text:p>
        </text:list-header>
      </text:list>
      <text:p text:style-name="Text_20_body"><text:span text:style-name="T10">Enable either linkUp/linkDown and MAC notification together or Port Security only (When possible, we recommend Port Security)</text:span><text:span text:style-name="T13">, see below for details.</text:span></text:p>
      <text:p text:style-name="Text_20_body">Don't forget to update the startup config !</text:p>
      <text:p text:style-name="Text_20_body"/>
      <text:list xml:id="list303567805" text:continue-list="list928933833"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34"/>
      <text:p text:style-name="P34">❏<text:tab/>On each interface with <text:span text:style-name="T10">no VoIP</text:span>:</text:p>
      <text:p text:style-name="Code">switchport mode access</text:p>
      <text:p text:style-name="Code">switchport access vlan 4</text:p>
      <text:p text:style-name="Code">snmp trap mac-notification added</text:p>
      <text:p text:style-name="List"/>
      <text:p text:style-name="List"/>
      <text:p text:style-name="P39">❏<text:tab/>On each interface with <text:span text:style-name="T10">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list xml:id="list1421804803" text:continue-numbering="true" text:style-name="Outline">
        <text:list-item>
          <text:list>
            <text:list-item>
              <text:list>
                <text:list-item>
                  <text:list>
                    <text:list-item>
                      <text:h text:style-name="Heading_20_4" text:outline-level="4">29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list xml:id="list1053241674" text:style-name="L2">
        <text:list-item>
          <text:p text:style-name="P50">Fa0/1...Fa0/48<text:tab/><text:tab/>-&gt;<text:tab/>1...48</text:p>
        </text:list-item>
        <text:list-item>
          <text:p text:style-name="P51">Gi0/1, Gi0/2<text:tab/><text:tab/>-&gt;<text:tab/>49, 50</text:p>
        </text:list-item>
      </text:list>
      <text:p text:style-name="Text_20_body"/>
      <text:p text:style-name="List"/>
      <text:p text:style-name="P39">❏<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854151645" text:continue-list="list1421804803" text:style-name="Outline">
        <text:list-item>
          <text:list>
            <text:list-item>
              <text:list>
                <text:list-item>
                  <text:list>
                    <text:list-item>
                      <text:h text:style-name="Heading_20_4" text:outline-level="4">2960, 2970, 3550, 3560, 375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list xml:id="list1577368760" text:continue-list="list1053241674" text:style-name="L2">
        <text:list-item>
          <text:p text:style-name="P52"><text:span text:style-name="T5">Fa0/1...Fa0/48<text:tab/><text:tab/>-&gt;<text:tab/>10001...10048<text:line-break/></text:span><text:span text:style-name="T6">Gi0/1...Gi0/48<text:tab/><text:tab/>-&gt;<text:tab/>10101...10148</text:span></text:p>
        </text:list-item>
      </text:list>
      <text:p text:style-name="List"/>
      <text:p text:style-name="P39">❏<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list xml:id="list1929978545" text:continue-numbering="true" text:style-name="L2">
        <text:list-item>
          <text:p text:style-name="P50">Fa0/1...Fa0/48<text:tab/><text:tab/>-&gt;<text:tab/>10001...10048<text:line-break/><text:span text:style-name="T18">Gi0/1...Gi0/48<text:tab/><text:tab/>-&gt;<text:tab/>10101...10148</text:span></text:p>
        </text:list-item>
      </text:list>
      <text:p text:style-name="P4"/>
      <text:list xml:id="list1187769320" text:continue-list="list854151645" text:style-name="Outline">
        <text:list-item>
          <text:list>
            <text:list-item>
              <text:list>
                <text:list-item>
                  <text:list>
                    <text:list-item>
                      <text:h text:style-name="Heading_20_4" text:outline-level="4">Stacked 2960, 2970, 3550, 3560, 3750</text:h>
                    </text:list-item>
                  </text:list>
                </text:list-item>
              </text:list>
            </text:list-item>
          </text:list>
        </text:list-item>
      </text:list>
      <text:p text:style-name="Text_20_body">Those switches work exactly the same way as if they were not stacked so the configuration is the same.</text:p>
      <text:p text:style-name="Text_20_body">IfIndexes on each additional module are incremented by 500 so they go this way:</text:p>
      <text:list xml:id="list1609830168" text:continue-list="list1929978545" text:style-name="L2">
        <text:list-item>
          <text:p text:style-name="P51">Fa1/0/1...Fa1/0/48<text:tab/>-&gt;<text:tab/>10001...10048</text:p>
        </text:list-item>
        <text:list-item>
          <text:p text:style-name="P51">Gi1/0/1...Gi1/0/48<text:tab/>-&gt;<text:tab/>10101...10148</text:p>
        </text:list-item>
        <text:list-item>
          <text:p text:style-name="P51">Fa2/0/1...Fa2/0/48<text:tab/>-&gt;<text:tab/>10501...10548</text:p>
        </text:list-item>
        <text:list-item>
          <text:p text:style-name="P51">Gi2/0/1...Gi2/0/48<text:tab/>-&gt;<text:tab/>10601...10648</text:p>
        </text:list-item>
        <text:list-item>
          <text:p text:style-name="P51">Fa3/0/1...Fa3/0/48<text:tab/>-&gt;<text:tab/>11001...11048</text:p>
        </text:list-item>
        <text:list-item>
          <text:p text:style-name="P51">Gi3/0/1...Gi3/0/48<text:tab/>-&gt;<text:tab/>11101...11148</text:p>
        </text:list-item>
        <text:list-item>
          <text:p text:style-name="P51">Fa4/0/1...Fa4/0/48<text:tab/>-&gt;<text:tab/>11501...11548</text:p>
        </text:list-item>
        <text:list-item>
          <text:p text:style-name="P51">Gi4/0/1...Gi4/0/48<text:tab/>-&gt;<text:tab/>11601...11648</text:p>
        </text:list-item>
        <text:list-item>
          <text:p text:style-name="P54">...</text:p>
        </text:list-item>
      </text:list>
      <text:list xml:id="list2048016463" text:continue-list="list1187769320" text:style-name="Outline">
        <text:list-item>
          <text:list>
            <text:list-item>
              <text:list>
                <text:list-item>
                  <text:list>
                    <text:list-item>
                      <text:h text:style-name="Heading_20_4" text:outline-level="4">4500</text:h>
                    </text:list-item>
                  </text:list>
                </text:list-item>
              </text:list>
            </text:list-item>
          </text:list>
        </text:list-item>
      </text:list>
      <text:p text:style-name="Text_20_body">This switch is almost the same as a 2960 so you can refer to the 2960 section for Global config and interfaces settings.</text:p>
      <text:p text:style-name="Text_20_body">The only difference is that the 4500 uses chassis so the IfIndexes are handled the same way as on a stacked 2960. So please refer to the Stacked 2960 section for ifIndexes.</text:p>
      <text:list xml:id="list776167318" text:continue-numbering="true" text:style-name="Outline">
        <text:list-item>
          <text:list>
            <text:list-item>
              <text:list>
                <text:list-item>
                  <text:list>
                    <text:list-item>
                      <text:h text:style-name="Heading_20_4" text:outline-level="4"/>
                    </text:list-item>
                    <text:list-item>
                      <text:h text:style-name="P77" text:outline-level="4">Router ISR 1800 Series</text:h>
                    </text:list-item>
                  </text:list>
                </text:list-item>
              </text:list>
            </text:list-item>
          </text:list>
        </text:list-item>
      </text:list>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p text:style-name="Heading_20_3">D-Link</text:p>
      <text:p text:style-name="Text_20_body">PacketFence supports D-Link switches with no VoIP using two different trap types:</text:p>
      <text:list xml:id="list859809541" text:continue-list="list1742227151" text:style-name="L1">
        <text:list-header>
          <text:p text:style-name="P66">❏<text:tab/>linkUp/linkDown</text:p>
          <text:p text:style-name="P66">❏<text:tab/>MAC Notification</text:p>
        </text:list-header>
      </text:list>
      <text:p text:style-name="Text_20_body"><text:span text:style-name="T10">We recommend to enable linkUp/linkDown and MAC notification together</text:span><text:span text:style-name="T13">.</text:span></text:p>
      <text:p text:style-name="Text_20_body">Don't forget to update the startup config !</text:p>
      <text:p text:style-name="Text_20_body"/>
      <text:list xml:id="list2180346364" text:continue-list="list776167318" text:style-name="Outline">
        <text:list-item>
          <text:list>
            <text:list-item>
              <text:list>
                <text:list-item>
                  <text:list>
                    <text:list-item>
                      <text:h text:style-name="Heading_20_4" text:outline-level="4">DES3526</text:h>
                    </text:list-item>
                  </text:list>
                </text:list-item>
              </text:list>
            </text:list-item>
          </text:list>
        </text:list-item>
      </text:list>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40">Dell</text:p>
      <text:list xml:id="list51755133"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36"/>
      <text:p text:style-name="Text_20_body"/>
      <text:p text:style-name="Heading_20_3">Edge-corE</text:p>
      <text:p text:style-name="Text_20_body">PacketFence supports Edge-corE switches with no VoIP using one trap type:</text:p>
      <text:list xml:id="list1896494736" text:continue-list="list859809541" text:style-name="L1">
        <text:list-header>
          <text:p text:style-name="P66">❏<text:tab/>linkUp/linkDown</text:p>
        </text:list-header>
      </text:list>
      <text:p text:style-name="Text_20_body">Don't forget to update the startup config !</text:p>
      <text:p text:style-name="Text_20_body"/>
      <text:list xml:id="list1066106971" text:continue-list="list51755133" text:style-name="Outline">
        <text:list-item>
          <text:list>
            <text:list-item>
              <text:list>
                <text:list-item>
                  <text:list>
                    <text:list-item>
                      <text:h text:style-name="Heading_20_4" text:outline-level="4">3526XA and 3528M</text:h>
                    </text:list-item>
                  </text:list>
                </text:list-item>
              </text:list>
            </text:list-item>
          </text:list>
        </text:list-item>
      </text:list>
      <text:p text:style-name="List">❏<text:tab/>Global config settings</text:p>
      <text:p text:style-name="Code">SNMP-server host 192.168.1.5 public version 2c udp-port 162</text:p>
      <text:p text:style-name="Standard"/>
      <text:p text:style-name="Heading_20_3"/>
      <text:p text:style-name="P40">Enterasys</text:p>
      <text:p text:style-name="Text_20_body">PacketFence supports Enterasys switches with no VoIP using two different trap types:</text:p>
      <text:list xml:id="list1235162469" text:continue-list="list1896494736" text:style-name="L1">
        <text:list-header>
          <text:p text:style-name="P66">❏<text:tab/>linkUp/linkDown</text:p>
          <text:p text:style-name="P66">❏<text:tab/>MAC Locking (Port Security with static MACs)</text:p>
        </text:list-header>
      </text:list>
      <text:p text:style-name="Text_20_body"><text:span text:style-name="T10">We recommend to enable MAC locking only</text:span><text:span text:style-name="T13">.</text:span></text:p>
      <text:p text:style-name="Text_20_body">Don't forget to update the startup config !</text:p>
      <text:p text:style-name="Text_20_body"/>
      <text:list xml:id="list1430052374" text:continue-list="list1066106971"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2032124034" text:continue-numbering="true" text:style-name="Outline">
        <text:list-item>
          <text:list>
            <text:list-item>
              <text:list>
                <text:list-item>
                  <text:list>
                    <text:list-item>
                      <text:h text:style-name="Heading_20_4" text:outline-level="4"/>
                    </text:list-item>
                    <text:list-item>
                      <text:h text:style-name="P77" text:outline-level="4">SecureStack C2</text:h>
                    </text:list-item>
                  </text:list>
                </text:list-item>
              </text:list>
            </text:list-item>
          </text:list>
        </text:list-item>
      </text:list>
      <text:p text:style-name="Text_20_body">linkUp/linkDown traps are enabled by default so we disable them and enable MAC locking only.</text:p>
      <text:p text:style-name="List"/>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list xml:id="list2107568990"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
      <text:p text:style-name="P39">❏<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
      <text:list xml:id="list948109105"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9">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
      <text:p text:style-name="Heading_20_3"/>
      <text:p text:style-name="P40"/>
      <text:p text:style-name="Heading_20_3">Extreme Networks</text:p>
      <text:p text:style-name="Text_20_body">PacketFence supports Extreme Networks switches using two different trap types:</text:p>
      <text:list xml:id="list172434788" text:continue-list="list1235162469" text:style-name="L1">
        <text:list-header>
          <text:p text:style-name="P66">❏<text:tab/>linkUp/linkDown</text:p>
          <text:p text:style-name="P66">❏<text:tab/>MAC Address Lockdown (Port Security)</text:p>
        </text:list-header>
      </text:list>
      <text:p text:style-name="Text_20_body"><text:span text:style-name="T10">We recommend to enable MAC Address Lockdown only</text:span><text:span text:style-name="T13">.</text:span></text:p>
      <text:p text:style-name="Text_20_body">Don't forget to save the configuration!</text:p>
      <text:p text:style-name="Text_20_body"/>
      <text:list xml:id="list787409906" text:continue-list="list948109105" text:style-name="Outline">
        <text:list-item>
          <text:list>
            <text:list-item>
              <text:list>
                <text:list-item>
                  <text:list>
                    <text:list-item>
                      <text:h text:style-name="Heading_20_4" text:outline-level="4">All Extreme XOS based switches</text:h>
                    </text:list-item>
                  </text:list>
                </text:list-item>
              </text:list>
            </text:list-item>
          </text:list>
        </text:list-item>
      </text:list>
      <text:p text:style-name="Text_20_body">In addition to the SNMP and VLANs settings, this switch needs the Web Services to be enabled and an administrative username and password provided in its PacketFence configuration for Web Services.</text:p>
      <text:p text:style-name="Text_20_body">linkUp/linkDown traps are enabled by default so we disable them and enable MAC Address Lockdown only.</text:p>
      <text:list xml:id="list835425121" text:continue-list="list172434788" text:style-name="L1">
        <text:list-header>
          <text:p text:style-name="P66">❏<text:tab/>Global config settings without Voice over IP (VoIP):</text:p>
        </text:list-header>
      </text:list>
      <text:p text:style-name="P31">enable snmp access<text:line-break/>configure snmp add trapreceiver 192.168.1.5 community public<text:line-break/>enable web http</text:p>
      <text:p text:style-name="P31">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373292354" text:continue-numbering="true" text:style-name="L1">
        <text:list-header>
          <text:p text:style-name="P66">❏<text:tab/>Global config settings with Voice over IP (VoIP):</text:p>
        </text:list-header>
      </text:list>
      <text:p text:style-name="P31">enable snmp access<text:line-break/>configure snmp add trapreceiver 192.168.1.5 community public<text:line-break/>enable web http</text:p>
      <text:p text:style-name="P31">configure vlan "Default" delete ports &lt;portlist&gt;<text:line-break/>configure vlan registration add ports &lt;portlist&gt; untagged<text:line-break/>configure vlan voice add ports &lt;portlist&gt; tagged<text:line-break/>configure ports &lt;portlist&gt; vlan registration lock-learning<text:line-break/>configure ports &lt;portlist&gt; vlan voice limit-learning 1<text:line-break/>disable snmp traps port-up-down ports &lt;portlist&gt;</text:p>
      <text:p text:style-name="P63">where &lt;portlist&gt;: are ports you want to secure. It can be an individual port or a port-range with a dash.</text:p>
      <text:p text:style-name="P40">Foundry</text:p>
      <text:list xml:id="list756228584" text:continue-list="list787409906"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optional VoIP using two different trap types:</text:p>
      <text:list xml:id="list756956135" text:continue-list="list373292354" text:style-name="L1">
        <text:list-header>
          <text:p text:style-name="P66">❏<text:tab/>linkUp/linkDown</text:p>
          <text:p text:style-name="P66">❏<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p text:style-name="P24">Those switches support port-security with static MAC address and allow us to secure a MAC on the data VLAN so we enable it whether there is VoIP or not.</text:p>
      <text:p text:style-name="P24">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39">❏<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p text:style-name="Heading_20_3">HP ProCurve</text:p>
      <text:p text:style-name="Text_20_body">PacketFence supports ProCurve switches with no VoIP using two different trap types:</text:p>
      <text:list xml:id="list100003910" text:continue-numbering="true" text:style-name="L1">
        <text:list-header>
          <text:p text:style-name="P66">❏<text:tab/>linkUp/linkDown</text:p>
          <text:p text:style-name="P66">❏<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text:span text:style-name="T10">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pan text:style-name="T10">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9">port-security &lt;port&gt; clear-intrusion-flag</text:span>.</text:p>
      <text:list xml:id="list1064871209" text:continue-list="list756228584" text:style-name="Outline">
        <text:list-item>
          <text:list>
            <text:list-item>
              <text:list>
                <text:list-item>
                  <text:list>
                    <text:list-item>
                      <text:h text:style-name="Heading_20_4" text:outline-level="4"/>
                    </text:list-item>
                    <text:list-item>
                      <text:h text:style-name="P77" text:outline-level="4">2500</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34"/>
      <text:p text:style-name="P34">❏<text:tab/>On each interface: </text:p>
      <text:p text:style-name="Code">port-security xx learn-mode static action send-alarm mac-address 0200000000xx</text:p>
      <text:p text:style-name="Standard">where xx stands for the interface index</text:p>
      <text:p text:style-name="Standard"/>
      <text:list xml:id="list1940547005" text:continue-numbering="true" text:style-name="Outline">
        <text:list-item>
          <text:list>
            <text:list-item>
              <text:list>
                <text:list-item>
                  <text:list>
                    <text:list-item>
                      <text:h text:style-name="Heading_20_4" text:outline-level="4">2600 and 3400cl</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570733839" text:continue-numbering="true" text:style-name="Outline">
        <text:list-item>
          <text:list>
            <text:list-item>
              <text:list>
                <text:list-item>
                  <text:list>
                    <text:list-item>
                      <text:h text:style-name="Heading_20_4" text:outline-level="4"/>
                    </text:list-item>
                    <text:list-item>
                      <text:h text:style-name="P77" text:outline-level="4">4100</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list xml:id="list1293032364"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one trap type:</text:p>
      <text:list xml:id="list1239285548" text:continue-list="list100003910" text:style-name="L1">
        <text:list-header>
          <text:p text:style-name="P66">❏<text:tab/>linkUp/linkDown</text:p>
        </text:list-header>
      </text:list>
      <text:p text:style-name="Text_20_body">Exact command-line configuration to be contributed...</text:p>
      <text:p text:style-name="Text_20_body"/>
      <text:p text:style-name="Heading_20_3"><text:soft-page-break/>Linksys</text:p>
      <text:p text:style-name="Text_20_body">PacketFence supports Linksys switches with no VoIP using one trap type:</text:p>
      <text:list xml:id="list2007164423" text:continue-numbering="true" text:style-name="L1">
        <text:list-header>
          <text:p text:style-name="P66">❏<text:tab/>linkUp/linkDown</text:p>
        </text:list-header>
      </text:list>
      <text:p text:style-name="Text_20_body">Don't forget to update the startup config !</text:p>
      <text:p text:style-name="Heading_20_3"/>
      <text:list xml:id="list1370698078" text:continue-list="list1293032364"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Heading_20_3"/>
      <text:p text:style-name="Heading_20_3">Nortel</text:p>
      <text:p text:style-name="Text_20_body">PacketFence supports Nortel switches with VoIP using one trap type:</text:p>
      <text:list xml:id="list896883370" text:continue-list="list2007164423" text:style-name="L1">
        <text:list-header>
          <text:p text:style-name="P66">❏<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362449090" text:continue-list="list1370698078" text:style-name="Outline">
        <text:list-item>
          <text:list>
            <text:list-item>
              <text:list>
                <text:list-item>
                  <text:list>
                    <text:list-item>
                      <text:h text:style-name="Heading_20_4" text:outline-level="4">BayStack 470, 4550, 5520 and ES325</text:h>
                    </text:list-item>
                  </text:list>
                </text:list-item>
              </text:list>
            </text:list-item>
          </text:list>
        </text:list-item>
      </text:list>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text:soft-page-break/>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Standard"/>
      <text:list xml:id="list1049600531"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Text_20_body"/>
      <text:p text:style-name="Heading_20_3"/>
      <text:p text:style-name="P40">SMC</text:p>
      <text:p text:style-name="Text_20_body">PacketFence supports these switches with no VoIP using two different trap types:</text:p>
      <text:list xml:id="list836815852" text:continue-list="list896883370" text:style-name="L1">
        <text:list-header>
          <text:p text:style-name="P66">❏<text:tab/>linkUp/linkDown on 6224M, 8824M and 8848M</text:p>
          <text:p text:style-name="P66">❏<text:tab/>Port Security (with static MACs) on 8824M and 8848M</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list xml:id="list124988154" text:continue-list="list1049600531" text:style-name="Outline">
        <text:list-item>
          <text:list>
            <text:list-item>
              <text:list>
                <text:list-item>
                  <text:list>
                    <text:list-item>
                      <text:h text:style-name="Heading_20_4" text:outline-level="4">TigerStack 6224M</text:h>
                    </text:list-item>
                  </text:list>
                </text:list-item>
              </text:list>
            </text:list-item>
          </text:list>
        </text:list-item>
      </text:list>
      <text:list xml:id="list68265305" text:continue-list="list836815852" text:style-name="L1">
        <text:list-header>
          <text:p text:style-name="P66">❏<text:tab/>linkUp/linkDown</text:p>
        </text:list-header>
      </text:list>
      <text:p text:style-name="Text_20_body"/>
      <text:p text:style-name="List">❏<text:tab/>Global config settings</text:p>
      <text:p text:style-name="Code">SNMP-server host 192.168.1.5 public version 1</text:p>
      <text:p text:style-name="Standard"/>
      <text:list xml:id="list210081430" text:continue-list="list124988154" text:style-name="Outline">
        <text:list-item>
          <text:list>
            <text:list-item>
              <text:list>
                <text:list-item>
                  <text:list>
                    <text:list-item>
                      <text:h text:style-name="Heading_20_4" text:outline-level="4">TigerStack 8824M and 8848M</text:h>
                    </text:list-item>
                  </text:list>
                </text:list-item>
              </text:list>
            </text:list-item>
          </text:list>
        </text:list-item>
      </text:list>
      <text:p text:style-name="Text_20_body">PacketFence supports these switches with no VoIP using two different trap types:</text:p>
      <text:list xml:id="list2154329782" text:continue-list="list68265305" text:style-name="L1">
        <text:list-header>
          <text:p text:style-name="P66">❏<text:tab/>linkUp/linkDown</text:p>
          <text:p text:style-name="P66">❏<text:tab/>Port Security (with static MACs)</text:p>
        </text:list-header>
      </text:list>
      <text:p text:style-name="Text_20_body"><text:span text:style-name="T10">We recommend to enable Port Security only</text:span><text:span text:style-name="T13">.</text:span></text:p>
      <text:p text:style-name="Text_20_body"/>
      <text:p text:style-name="List">❏<text:tab/>Global config settings</text:p>
      <text:p text:style-name="Code">SNMP-server host 192.168.1.5 public version 2c udp-port 162</text:p>
      <text:p text:style-name="Code">MAC-address-table static 02-00-00-00-00-xx interface ethernet 1/xx <text:s/>VLAN 4 <text:s/>permanent</text:p>
      <text:p text:style-name="Standard">where xx stands for the interface index</text:p>
      <text:p text:style-name="List">❏<text:tab/>On each interface: </text:p>
      <text:p text:style-name="Code">port security max-mac-count 1</text:p>
      <text:p text:style-name="Code">port security</text:p>
      <text:p text:style-name="Code">port security action trap</text:p>
      <text:p text:style-name="Standard"/>
      <text:p text:style-name="Standard"/>
      <text:list xml:id="list877725447" text:continue-list="list210081430" text:style-name="Outline">
        <text:list-item>
          <text:list>
            <text:list-item>
              <text:h text:style-name="P71" text:outline-level="2"><text:bookmark text:name="__RefHeading__4777_400627320"/>Routing, DHCPd and BIND<text:bookmark-end text:name="__RefHeading__4777_400627320"/></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Code"><draw:frame draw:style-name="fr4"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 in the remote routers) to the PacketFence server. Then enable DHCP and DNS in pf.conf</text:p>
      <text:p text:style-name="Code">[vlan]<text:line-break/>dhcpd = enabled<text:line-break/>named = enabled</text:p>
      <text:p text:style-name="P20"/>
      <text:p text:style-name="Text_20_body"/>
      <text:p text:style-name="P37">Then you need to update the DNS templates files as followed. In our example, <text:s/><text:span text:style-name="T9">conf/templates/named-isolation.ca</text:span> would look like:</text:p>
      <text:p text:style-name="P30">$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3.1<text:line-break/> <text:s text:c="6"/>IN <text:s text:c="5"/>MX <text:s text:c="5"/>5 <text:s text:c="6"/>%%hostname%%.<text:line-break/>1.3.168.192.in-addr.arpa. <text:s text:c="4"/>IN <text:s text:c="5"/>PTR <text:s text:c="6"/>%%hostname%%</text:p>
      <text:p text:style-name="P23"/>
      <text:p text:style-name="Text_20_body"><text:span text:style-name="T9">conf/templates/named-registration.ca</text:span> would look like:</text:p>
      <text:p text:style-name="P30">$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2.1<text:line-break/> <text:s text:c="6"/>IN <text:s text:c="5"/>MX <text:s text:c="5"/>5 <text:s text:c="6"/>%%hostname%%.<text:line-break/>1.2.168.192.in-addr.arpa. <text:s text:c="4"/>IN <text:s text:c="5"/>PTR <text:s text:c="6"/>%%hostname%%</text:p>
      <text:p text:style-name="Text_20_body"/>
      <text:p text:style-name="Text_20_body">Now, edit <text:span text:style-name="T9">conf/networks.conf</text:span> by entering all your routed networks such as for example:</text:p>
      <text:p text:style-name="P30">[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0"/>
      <text:p text:style-name="P30"><text:soft-page-break/>[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0"/>
      <text:p text:style-name="P30">[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0"/>
      <text:p text:style-name="P30">[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20"/>
      <text:p text:style-name="P38"/>
      <text:p text:style-name="P20">Once you have entered a first section into <text:span text:style-name="T9">conf/networks.conf</text:span>, the PacketFence web admin GUI will present you with an interface to this configuration file.</text:p>
      <text:p text:style-name="P20"><draw:frame draw:style-name="fr5" draw:name="graphics6" text:anchor-type="as-char" svg:y="-0.155cm" svg:width="14.471cm" svg:height="4.616cm" draw:z-index="1"><draw:image xlink:href="Pictures/10000000000004270000013C071A2B08.png" xlink:type="simple" xlink:show="embed" xlink:actuate="onLoad"/></draw:frame></text:p>
      <text:list xml:id="list497784279" text:continue-numbering="true" text:style-name="Outline">
        <text:list-item>
          <text:h text:style-name="Heading_20_1" text:outline-level="1"><text:bookmark text:name="__RefHeading__4779_400627320"/>Integration with wireless networks<text:bookmark-end text:name="__RefHeading__4779_400627320"/></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2003765843" text:style-name="L3">
        <text:list-header>
          <text:p text:style-name="P67">❏<text:tab/>several SSIDs with several VLANs inside each SSID</text:p>
          <text:p text:style-name="P67">❏<text:tab/>authentication against a RADIUS server</text:p>
          <text:p text:style-name="P67">❏<text:tab/>dynamic VLAN assignment (through RADIUS attributes)</text:p>
          <text:p text:style-name="P67">❏<text:tab/>SNMP deauthentication traps</text:p>
          <text:p text:style-name="P67">❏<text:tab/>the deauthentication of an associated station</text:p>
        </text:list-header>
      </text:list>
      <text:list xml:id="list1442939881" text:continue-list="list497784279" text:style-name="Outline">
        <text:list-item>
          <text:list>
            <text:list-item>
              <text:h text:style-name="Heading_20_2" text:outline-level="2"><text:bookmark text:name="__RefHeading__4781_400627320"/>MAC Authentication<text:bookmark-end text:name="__RefHeading__4781_400627320"/></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oft-page-break/><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oft-page-break/><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
      <text:p text:style-name="Text_20_body">The last file to edit is <text:span text:style-name="Code_20__28_inline_29_">/etc/raddb/users</text:span> where we define that non EAP-messages should, by default, lead to an authentication acceptance</text:p>
      <text:p text:style-name="Code"><text:soft-page-break/>DEFAULT EAP-Message !* "", Auth-Type := Accept</text:p>
      <text:p text:style-name="Text_20_body"/>
      <text:p text:style-name="Text_20_body">and then, we add our local test user with</text:p>
      <text:p text:style-name="Code">testUser User-Password == "testPwd"</text:p>
      <text:list xml:id="list1736605836" text:continue-numbering="true" text:style-name="Outline">
        <text:list-item>
          <text:list>
            <text:list-item>
              <text:h text:style-name="Heading_20_2" text:outline-level="2"><text:bookmark text:name="__RefHeading__4783_400627320"/>802.1x<text:bookmark-end text:name="__RefHeading__4783_400627320"/></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oft-page-break/><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text:soft-page-break/></text:p>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
      <text:p text:style-name="Text_20_body">and then, we add our local test user with</text:p>
      <text:p text:style-name="Code">testUser User-Password == "testPwd"</text:p>
      <text:p text:style-name="Text_20_body"/>
      <text:p text:style-name="Text_20_body"/>
      <text:p text:style-name="Text_20_body"><text:soft-page-break/>Now start FreeRADIUS in debug mode</text:p>
      <text:p text:style-name="Code">radiusd -x</text:p>
      <text:p text:style-name="Text_20_body"/>
      <text:p text:style-name="Text_20_body">Try to connect to one of the two new SSIDs with your Wi-Fi card and you'll see the packets received by FreeRADIUS, and the generated responses.</text:p>
      <text:list xml:id="list315407068" text:continue-numbering="true" text:style-name="Outline">
        <text:list-item>
          <text:h text:style-name="Heading_20_1" text:outline-level="1"><text:bookmark text:name="__RefHeading__4785_400627320"/>Floating Network Devices<text:bookmark-end text:name="__RefHeading__4785_400627320"/></text:h>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22">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34">❏<text:tab/>floating network devices have to be identified using their MAC address.</text:p>
      <text:p text:style-name="P34">❏<text:tab/>linkup/linkdown traps are not enabled on the switches, only port-security traps are.</text:p>
      <text:p text:style-name="Text_20_body"/>
      <text:p text:style-name="Text_20_body">When PacketFence receives a port-security trap for a floating network device, it changes the port configuration so that:</text:p>
      <text:p text:style-name="P34">❏<text:tab/>it disables port-security</text:p>
      <text:p text:style-name="P34">❏<text:tab/>it sets the PVID</text:p>
      <text:p text:style-name="P34">❏<text:tab/>it eventually sets the port as multi-vlan (trunk) and sets the tagged Vlans </text:p>
      <text:p text:style-name="P34">❏<text:tab/>it enables linkdown traps</text:p>
      <text:p text:style-name="Text_20_body"/>
      <text:p text:style-name="Text_20_body">When PF receives a linkdown trap on a port in which a floating network device was plugged, it changes the port configuration so that: </text:p>
      <text:p text:style-name="P34">❏<text:tab/>it enables port-security</text:p>
      <text:p text:style-name="P34">❏<text:tab/>it disables linkdown traps</text:p>
      <text:p text:style-name="Text_20_body"/>
      <text:p text:style-name="Text_20_body"><text:soft-page-break/></text:p>
      <text:list xml:id="list688318873" text:continue-numbering="true" text:style-name="Outline">
        <text:list-item>
          <text:list>
            <text:list-item>
              <text:h text:style-name="Heading_20_2" text:outline-level="2"><text:bookmark text:name="__RefHeading__4787_400627320"/>Identification<text:bookmark-end text:name="__RefHeading__4787_400627320"/></text:h>
            </text:list-item>
          </text:list>
        </text:list-item>
      </text:list>
      <text:p text:style-name="Text_20_body">As we mentioned ealier, each floating network device has to be identified. Ther are two ways to do it:</text:p>
      <text:p text:style-name="P34">❏<text:tab/>by editing conf/floating_network_device.conf</text:p>
      <text:p text:style-name="P34">❏<text:tab/>through the Web GUI, in the Configuration -&gt; Floating Network Device tab.</text:p>
      <text:p text:style-name="P34"><draw:frame draw:style-name="fr6" draw:name="graphics5" text:anchor-type="paragraph" svg:x="2.321cm" svg:y="0.399cm" svg:width="15.249cm" svg:height="5.071cm" draw:z-index="7"><draw:image xlink:href="Pictures/100000000000039E00000134AFA9A4C7.png" xlink:type="simple" xlink:show="embed" xlink:actuate="onLoad"/></draw:frame></text:p>
      <text:p text:style-name="P34"><draw:frame draw:style-name="fr6"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34">❏<text:tab/>MAC address</text:p>
      <text:p text:style-name="P34">❏<text:tab/>IP address (in case of a static IP)</text:p>
      <text:p text:style-name="P34">❏<text:tab/>trunkPort: yes/no. Should the port be configured as a muti-vlan port ?</text:p>
      <text:p text:style-name="P34">❏<text:tab/>pvid: Vlan in which PacketFence should put the port</text:p>
      <text:p text:style-name="P34">❏<text:tab/>taggedVlan: comma separated list of Vlans. If the port is a multi-vlan, these are the Vlans that have to be tagged on the port.</text:p>
      <text:list xml:id="list1859743562" text:continue-numbering="true" text:style-name="Outline">
        <text:list-item>
          <text:h text:style-name="Heading_20_1" text:outline-level="1"><text:bookmark text:name="__RefHeading__4789_400627320"/>Blocking malicious activities with violations<text:bookmark-end text:name="__RefHeading__4789_400627320"/></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1">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Code">whitelisted_categories=</text:p>
      <text:p text:style-name="List"><text:span text:style-name="T8">❏<text:tab/></text:span><text:span text:style-name="Code_20__28_inline_29_">[1234]</text:span>: violation ID. Any integer except 1200000-120099 which is reserved for required administration violations.</text:p>
      <text:p text:style-name="List"><text:span text:style-name="T8">❏<text:tab/></text:span><text:span text:style-name="Code_20__28_inline_29_">desc</text:span>: single line description of violation</text:p>
      <text:p text:style-name="List"><text:span text:style-name="T8">❏<text:tab/></text:span><text:span text:style-name="Code_20__28_inline_29_">priority</text:span>: range 1-10, with 1 the higest priority and 10 the lowest. Higher priority violations will be addressed first if a host has more than one.</text:p>
      <text:p text:style-name="List"><text:span text:style-name="T8">❏<text:tab/></text:span><text:span text:style-name="Code_20__28_inline_29_">url</text:span>: HTML URL the host will be redirected to while in violation. </text:p>
      <text:p text:style-name="List"><text:span text:style-name="T8">❏<text:tab/></text:span><text:span text:style-name="T9">disable</text:span>: if disable is set to 'Y', this violation is disabled and no additional violations of this type will be added.</text:p>
      <text:p text:style-name="P12"/>
      <text:p text:style-name="P39"><text:span text:style-name="T8">❏<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8">❏<text:tab/></text:span><text:span text:style-name="T9">actions</text:span>: this is the list of actions that will be executed on a violation addition. The actions can be:</text:p>
      <text:list xml:id="list185140546" text:style-name="L4">
        <text:list-item>
          <text:p text:style-name="P55"><text:span text:style-name="T9">log</text:span>: log a message to the file specified in <text:span text:style-name="T9">[alerting].log</text:span></text:p>
        </text:list-item>
        <text:list-item>
          <text:p text:style-name="P55"><text:span text:style-name="T9">email</text:span>: email the address specified in <text:span text:style-name="T9">[alerting].emailaddr</text:span>, using <text:span text:style-name="T9">[alerting].smtpserver</text:span>. Multiple emailaddr can be sperated by comma.</text:p>
        </text:list-item>
        <text:list-item>
          <text:p text:style-name="P55"><text:span text:style-name="T9">trap</text:span>: isolate the host and place them in violation. It opens a violation and leaves it open. If trap is not there, a violation is opened and then automatically closed</text:p>
        </text:list-item>
        <text:list-item>
          <text:p text:style-name="P55"><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55"><text:span text:style-name="T9">external: e</text:span>xecute an external command, specified in <text:span text:style-name="T9">[paths].externalapi</text:span></text:p>
          <text:list>
            <text:list-header>
              <text:p text:style-name="P64"><text:span text:style-name="T8">❏<text:tab/></text:span><text:span text:style-name="T9">vlan: </text:span><text:span text:style-name="T5">Destination VLAN where PacketFence should put the client when a violation of this <text:tab/><text:tab/>type is open. The VLAN value can be:</text:span></text:p>
            </text:list-header>
          </text:list>
        </text:list-item>
        <text:list-item>
          <text:p text:style-name="P53"><text:span text:style-name="T9">isolationVlan</text:span><text:span text:style-name="T5">: Isolation VLAN as specified in </text:span><text:span text:style-name="T9">switches.conf</text:span><text:span text:style-name="T5">. This is the recommended value for most violation types.</text:span></text:p>
        </text:list-item>
        <text:list-item>
          <text:p text:style-name="P55"><text:span text:style-name="T9">registrationVlan</text:span><text:span text:style-name="T5">: Registration VLAN as specified in </text:span><text:span text:style-name="T9">switches.conf</text:span><text:span text:style-name="T5">.</text:span></text:p>
        </text:list-item>
        <text:list-item>
          <text:p text:style-name="P55"><text:span text:style-name="T9">normalVlan</text:span><text:span text:style-name="T5">: Normal VLAN as specified in </text:span><text:span text:style-name="T9">switches.conf</text:span><text:span text:style-name="T5">. Note: It is preferable not to trap than to trap and put in normal VLAN. Make sure you understand what you are doing.</text:span></text:p>
        </text:list-item>
      </text:list>
      <text:list xml:id="list1864415889" text:continue-list="list1609830168" text:style-name="L2">
        <text:list-item>
          <text:list>
            <text:list-header>
              <text:p text:style-name="P65"><text:span text:style-name="T8">❏<text:tab/>w</text:span><text:span text:style-name="T9">hitelisted_categories: </text:span><text:span text:style-name="T5">Nodes in a category listed in </text:span><text:span text:style-name="T9">whitelisted_categories</text:span><text:span text:style-name="T7"> </text:span><text:span text:style-name="T5">won't be <text:tab/>affected by a violation of this type. Format is a comma separated list of category names.</text:span></text:p>
            </text:list-header>
          </text:list>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2">local.rules,bleeding-attack_response.rules,bleeding-exploit.rules,bleeding-p2p.rules,bleeding-scan.rules,bleeding-virus.rules</text:span></text:p>
      <text:p text:style-name="P29">vlan=isolationVlan</text:p>
      <text:p text:style-name="P29"><text:soft-page-break/>whitelisted_categories=</text:p>
      <text:p text:style-name="P12"/>
      <text:p text:style-name="List"><text:span text:style-name="T8">❏<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8">❏<text:tab/></text:span><text:span text:style-name="T9">auto_enable</text:span>: specifies if a host can self remediate the violation (enable network button) or if they can not and must call the help desk.</text:p>
      <text:p text:style-name="List"><text:span text:style-name="T8">❏<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8">❏<text:tab/></text:span><text:span text:style-name="T9">button_text</text:span>: text displayed on the violation form to hosts.</text:p>
      <text:p text:style-name="List"><text:span text:style-name="T8">❏<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935320839" text:continue-list="list1859743562"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3_400627320"/>Snort signatures<text:bookmark-end text:name="__RefHeading__4793_400627320"/></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2135896473" text:continue-numbering="true" text:style-name="Outline">
        <text:list-item>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2">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42">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2">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2">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37">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32">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Code"><text:span text:style-name="T15">Device: <text:s text:c="11"/>tps <text:s text:c="2"/>Blk_read/s <text:s text:c="2"/>Blk_wrtn/s <text:s text:c="2"/>Blk_read <text:s text:c="2"/>Blk_wrtn<text:line-break/></text:span><text:span text:style-name="T15">cciss/c0d0 <text:s text:c="6"/>14.97 <text:s text:c="8"/>0.00 <text:s text:c="6"/>432.73 <text:s text:c="9"/>0 <text:s text:c="6"/>2168</text:span></text:p>
      <text:p text:style-name="Code"><text:soft-page-break/>avg-cpu: <text:s/>%user <text:s text:c="2"/>%nice <text:s text:c="3"/>%sys %iowait <text:s text:c="2"/>%idle<text:line-break/> <text:s text:c="10"/>0.20 <text:s text:c="3"/>0.00 <text:s text:c="3"/>2.60 <text:s text:c="3"/>6.60 <text:s text:c="2"/>90.60</text:p>
      <text:p text:style-name="Code"><text:span text:style-name="T15">Device: <text:s text:c="11"/>tps <text:s text:c="2"/>Blk_read/s <text:s text:c="2"/>Blk_wrtn/s <text:s text:c="2"/>Blk_read <text:s text:c="2"/>Blk_wrtn<text:line-break/></text:span><text:span text:style-name="T15">cciss/c0d0 <text:s text:c="7"/>4.80 <text:s text:c="8"/>0.00 <text:s text:c="7"/>48.00 <text:s text:c="9"/>0 <text:s text:c="7"/>240</text:span></text:p>
      <text:p text:style-name="Text_20_body"/>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9">locationlog</text:span> table. We recommend that closed entries in this table be moved to the archive table <text:span text:style-name="T9">locationlog_history</text:span> after some time. A closed record is one where the <text:span text:style-name="T9">end_time </text:span>field is set to a date (strickly speaking it is when <text:span text:style-name="T9">end_time</text:span> is not null and not equals to 0).</text:p>
      <text:p text:style-name="P26">We provide a script called <text:span text:style-name="T9">database-backup-and-maintenance.sh</text:span> located in <text:span text:style-name="T9">addons/</text:span> that performs this cleanup in addition to optimize tables on Sunday and daily backups.</text:p>
      <text:p text:style-name="P26"/>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23"><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list xml:id="list306746352" text:continue-numbering="true" text:style-name="Outline">
        <text:list-item>
          <text:h text:style-name="Heading_20_1" text:outline-level="1"><text:bookmark text:name="__RefHeading__4797_400627320"/>High availability<text:bookmark-end text:name="__RefHeading__4797_400627320"/></text:h>
        </text:list-item>
      </text:list>
      <text:p text:style-name="Text_20_body">A high availability setup (active/passive) for PacketFence can be created using two PacketFence servers and the following open source utilities:</text:p>
      <text:list xml:id="list1832005265" text:style-name="L5">
        <text:list-item>
          <text:list>
            <text:list-item>
              <text:p text:style-name="P59">Linux-HA (<text:a xlink:type="simple" xlink:href="http://www.linux-ha.org/">www.linux-ha.org</text:a>): a daemon that provides cluster infrastructure to its clients. Heartbeat would be responsible for starting the PacketFence services, eventually </text:p>
            </text:list-item>
            <text:list-item>
              <text:p text:style-name="P59">DRBD (<text:a xlink:type="simple" xlink:href="http://www.drbd.org/">www.drbd.org</text:a>): A network based raid-1.</text:p>
            </text:list-item>
          </text:list>
        </text:list-item>
      </text:list>
      <text:p text:style-name="P45"/>
      <text:p text:style-name="P45">Since PacketFence stores most of its information in a MySQL database, the two PacketFence redundant servers need to share this database in a way or another.</text:p>
      <text:p text:style-name="P45"/>
      <text:p text:style-name="P45">There are different options to share the database between the two PacketFence servers:</text:p>
      <text:list xml:id="list1154872457" text:continue-numbering="true" text:style-name="L5">
        <text:list-item>
          <text:list>
            <text:list-item>
              <text:p text:style-name="P59">A local MySQL database server on each PacketFence box configured to store its databases on a remote partition (a LUN on a SAN for example) </text:p>
              <text:list>
                <text:list-item>
                  <text:list>
                    <text:list-item>
                      <text:list>
                        <text:list-item>
                          <text:list>
                            <text:list-item>
                              <text:p text:style-name="P56">You have to make sure that only one database server is running at each time (don't double-mount the partition)</text:p>
                            </text:list-item>
                          </text:list>
                        </text:list-item>
                      </text:list>
                    </text:list-item>
                  </text:list>
                </text:list-item>
              </text:list>
            </text:list-item>
            <text:list-item>
              <text:p text:style-name="P59">A local MySQL database server on each PacketFence box and replication of the database partition using DRBD</text:p>
            </text:list-item>
            <text:list-item>
              <text:p text:style-name="P59">A remote MySQL database server with its own high availability setup</text:p>
              <text:p text:style-name="P61"/>
              <text:p text:style-name="P62">In this document, we describe the second option that involves DRBD.</text:p>
              <text:p text:style-name="P62"/>
              <text:p text:style-name="P62">We assume that:</text:p>
            </text:list-item>
            <text:list-item>
              <text:p text:style-name="P62">you are using RedHat Enterprise 5 or CentOS 5.</text:p>
            </text:list-item>
            <text:list-item>
              <text:p text:style-name="P62">pf1 is the first PacketFence server</text:p>
            </text:list-item>
            <text:list-item>
              <text:p text:style-name="P62">pf2 is the second PacketFence server</text:p>
            </text:list-item>
            <text:list-item>
              <text:p text:style-name="P62">PacketFence is properly configured on each server</text:p>
            </text:list-item>
            <text:list-item>
              <text:p text:style-name="P62">the DRBD partition is 30G long</text:p>
            </text:list-item>
            <text:list-item>
              <text:p text:style-name="P62">we use HeartBeat v1</text:p>
            </text:list-item>
          </text:list>
        </text:list-item>
      </text:list>
      <text:p text:style-name="Standard"/>
      <text:list xml:id="list613870406" text:continue-list="list306746352" text:style-name="Outline">
        <text:list-item>
          <text:list>
            <text:list-item>
              <text:h text:style-name="P71" text:outline-level="2"><text:bookmark text:name="__RefHeading__4799_400627320"/>Creation of the DRBD partition<text:bookmark-end text:name="__RefHeading__4799_400627320"/></text:h>
            </text:list-item>
          </text:list>
        </text:list-item>
      </text:list>
      <text:p text:style-name="Standard">During the OS installation, reduce the size of the main partition and create a new one (that will be used for the replicated MySQL database) of 30G. In order to do so, on VolGroup00:</text:p>
      <text:list xml:id="list1770611315" text:style-name="L6">
        <text:list-item>
          <text:p text:style-name="P57">reduce the size of LogVol00 of 30G</text:p>
        </text:list-item>
        <text:list-item>
          <text:p text:style-name="P57">create a new partition (ext3) called mysql: 30G. You'll be asked to specify where this new partition will mounted: enter /data (or anything else that is used by Linux).</text:p>
        </text:list-item>
        <text:list-item>
          <text:p text:style-name="P57">after the first server reboot, edit <text:span text:style-name="T10">/etc/fstab</text:span> and delete the line for /data.</text:p>
        </text:list-item>
      </text:list>
      <text:list xml:id="list438160647" text:continue-list="list613870406" text:style-name="Outline">
        <text:list-item>
          <text:list>
            <text:list-item>
              <text:h text:style-name="Heading_20_2" text:outline-level="2"><text:bookmark text:name="__RefHeading__4801_400627320"/>DRBD and Linux-HA Installation<text:bookmark-end text:name="__RefHeading__4801_400627320"/></text:h>
            </text:list-item>
          </text:list>
        </text:list-item>
      </text:list>
      <text:p text:style-name="Code">yum install drbd83 kmod-drbd83 heartbeat heartbeat-pils heartbeat-stonith</text:p>
      <text:list xml:id="list74255759" text:continue-numbering="true" text:style-name="Outline">
        <text:list-item>
          <text:list>
            <text:list-item>
              <text:h text:style-name="Heading_20_2" text:outline-level="2"><text:bookmark text:name="__RefHeading__4803_400627320"/>DRBD Configuration and setup<text:bookmark-end text:name="__RefHeading__4803_400627320"/></text:h>
            </text:list-item>
          </text:list>
        </text:list-item>
      </text:list>
      <text:p text:style-name="Standard">Initializing and configuring DRBD is not straight forward !</text:p>
      <text:p text:style-name="Standard">We strongly recommend that you read the online documentation available on DRBD website so you have a better idea of how it works...</text:p>
      <text:p text:style-name="Standard">Here we assume the name of the partition is mysql.</text:p>
      <text:p text:style-name="Standard">Load the DRBD kernel module:</text:p>
      <text:p text:style-name="Code">modprobe drbd</text:p>
      <text:p text:style-name="Standard"/>
      <text:p text:style-name="Standard">Edit <text:span text:style-name="T10">/etc/drbd.conf</text:span> and put the following content:</text:p>
      <text:p text:style-name="P43">global {</text:p>
      <text:p text:style-name="P43"><text:s text:c="4"/>usage-count yes;</text:p>
      <text:p text:style-name="P43">}</text:p>
      <text:p text:style-name="P43"/>
      <text:p text:style-name="P43">common {</text:p>
      <text:p text:style-name="P43"><text:s text:c="4"/>protocol C;</text:p>
      <text:p text:style-name="P43">}</text:p>
      <text:p text:style-name="P43"/>
      <text:p text:style-name="P43"><text:soft-page-break/>resource mysql {</text:p>
      <text:p text:style-name="P43"><text:s text:c="2"/>syncer {</text:p>
      <text:p text:style-name="P43"><text:s text:c="4"/>rate 100M;</text:p>
      <text:p text:style-name="P43"><text:s text:c="4"/>al-extents 257;</text:p>
      <text:p text:style-name="P43"><text:s text:c="2"/>}</text:p>
      <text:p text:style-name="P43"/>
      <text:p text:style-name="P43"><text:s text:c="2"/>startup {</text:p>
      <text:p text:style-name="P43"><text:s text:c="4"/>degr-wfc-timeout 120; <text:s text:c="3"/># 2 minutes.</text:p>
      <text:p text:style-name="P43"><text:s text:c="2"/>}</text:p>
      <text:p text:style-name="P43"/>
      <text:p text:style-name="P43"><text:s text:c="2"/>disk {</text:p>
      <text:p text:style-name="P43"><text:s text:c="4"/>on-io-error <text:s text:c="2"/>detach;</text:p>
      <text:p text:style-name="P43"><text:s text:c="2"/>}</text:p>
      <text:p text:style-name="P43"><text:s text:c="2"/>device <text:s text:c="7"/>/dev/drbd0;</text:p>
      <text:p text:style-name="P43"><text:s text:c="2"/>disk <text:s text:c="9"/>/dev/VolGroup00/mysql;</text:p>
      <text:p text:style-name="P43"><text:s text:c="2"/>meta-disk <text:s text:c="4"/>internal;</text:p>
      <text:p text:style-name="P43"/>
      <text:p text:style-name="P43"><text:s text:c="2"/>on pf1_server_name {</text:p>
      <text:p text:style-name="P43"><text:s text:c="4"/>address <text:s text:c="4"/>x.x.x.x:7788;</text:p>
      <text:p text:style-name="P43"><text:s text:c="2"/>}</text:p>
      <text:p text:style-name="P43"/>
      <text:p text:style-name="P43"><text:s text:c="2"/>on pf2_server_name {</text:p>
      <text:p text:style-name="P43"><text:s text:c="4"/>address <text:s text:c="4"/>y.y.y.y:7788;</text:p>
      <text:p text:style-name="P43"><text:s text:c="2"/>}</text:p>
      <text:p text:style-name="P44">}</text:p>
      <text:p text:style-name="Standard">where:</text:p>
      <text:list xml:id="list714644225" text:style-name="L7">
        <text:list-item>
          <text:p text:style-name="P48"><text:span text:style-name="T16">mysql</text:span> is the name of the partition you created when installing the OS</text:p>
        </text:list-item>
      </text:list>
      <text:list xml:id="list2028105050" text:style-name="L8">
        <text:list-item>
          <text:p text:style-name="P49"><text:span text:style-name="T16">pf1_server_name</text:span> and <text:span text:style-name="T16">pf2_server_name</text:span> by the real server names.</text:p>
        </text:list-item>
        <text:list-item>
          <text:p text:style-name="P49"><text:span text:style-name="T16">x.x.x.x</text:span> and <text:span text:style-name="T16">y.y.y.y</text:span> by the IP addresses dedicated to DRBD on each server (use a dedicated NIC for this, not the main one with all the IPs)</text:p>
        </text:list-item>
      </text:list>
      <text:p text:style-name="P2"/>
      <text:p text:style-name="Standard">Try to initialize DRBD by creating the metadata for the mysql partition with the following command:</text:p>
      <text:p text:style-name="Code">drbdadm create-md mysql</text:p>
      <text:p text:style-name="Standard"/>
      <text:p text:style-name="Standard">You could get this kind of message:</text:p>
      <text:p text:style-name="P43">md_offset 31474053120</text:p>
      <text:p text:style-name="P43">al_offset 31474020352</text:p>
      <text:p text:style-name="P43"><text:soft-page-break/>bm_offset 31473057792</text:p>
      <text:p text:style-name="P43"/>
      <text:p text:style-name="P43">Found ext3 filesystem which uses 30736384 kB</text:p>
      <text:p text:style-name="P43">current configuration leaves usable 30735408 kB</text:p>
      <text:p text:style-name="P43"/>
      <text:p text:style-name="P43">Device size would be truncated, which</text:p>
      <text:p text:style-name="P43">would corrupt data and result in</text:p>
      <text:p text:style-name="P43">'access beyond end of device' errors.</text:p>
      <text:p text:style-name="P43">You need to either</text:p>
      <text:p text:style-name="P43"><text:s text:c="3"/>* use external meta data (recommended)</text:p>
      <text:p text:style-name="P43"><text:s text:c="3"/>* shrink that filesystem first</text:p>
      <text:p text:style-name="P43"><text:s text:c="3"/>* zero out the device (destroy the filesystem)</text:p>
      <text:p text:style-name="P43">Operation refused.</text:p>
      <text:p text:style-name="P43"/>
      <text:p text:style-name="P43">Command 'drbdmeta 0 v08 /dev/VolGroup00/mysql internal create-md' terminated with exit code 40</text:p>
      <text:p text:style-name="P44">drbdadm create-md mysql: exited with code 40</text:p>
      <text:p text:style-name="Standard"><text:s/></text:p>
      <text:p text:style-name="Standard">If so, it means that you need to manually resize the partition like this:</text:p>
      <text:p text:style-name="P43">root@pf1 ~]# resize2fs -p -f /dev/VolGroup00/mysql 30735408K</text:p>
      <text:p text:style-name="P43">resize2fs 1.39 (29-May-2006)</text:p>
      <text:p text:style-name="P43">Resizing the filesystem on /dev/VolGroup00/mysql to 7683852 (4k) blocks.</text:p>
      <text:p text:style-name="P44">The filesystem on /dev/VolGroup00/mysql is now 7683852 blocks long.</text:p>
      <text:p text:style-name="Standard"/>
      <text:p text:style-name="Standard">Then initialize the partition:</text:p>
      <text:p text:style-name="P43">[root@pf1 ~]# drbdadm create-md mysql</text:p>
      <text:p text:style-name="P43">md_offset 31474053120</text:p>
      <text:p text:style-name="P43">al_offset 31474020352</text:p>
      <text:p text:style-name="P43">bm_offset 31473057792</text:p>
      <text:p text:style-name="P43"/>
      <text:p text:style-name="P43">Found ext3 filesystem which uses 30735408 kB</text:p>
      <text:p text:style-name="P43">current configuration leaves usable 30735408 kB</text:p>
      <text:p text:style-name="P43"/>
      <text:p text:style-name="P43">Even though it looks like this would place the new meta data into</text:p>
      <text:p text:style-name="P43">unused space, you still need to confirm, as this is only a guess.</text:p>
      <text:p text:style-name="P43"/>
      <text:p text:style-name="P43">Do you want to proceed?</text:p>
      <text:p text:style-name="P43">[need to type 'yes' to confirm] yes</text:p>
      <text:p text:style-name="P43"/>
      <text:p text:style-name="P43">Writing meta data...</text:p>
      <text:p text:style-name="P43">initializing activity log</text:p>
      <text:p text:style-name="P43">NOT initialized bitmap</text:p>
      <text:p text:style-name="P44"><text:soft-page-break/>New drbd meta data block successfully created. </text:p>
      <text:p text:style-name="Standard">Start DRBD on both servers:</text:p>
      <text:p text:style-name="Code">/etc/init.d/drbd start</text:p>
      <text:p text:style-name="Standard"/>
      <text:p text:style-name="Standard">Make sure you see something like this in <text:span text:style-name="T10">/proc/drbd</text:span>:</text:p>
      <text:p text:style-name="P43">...</text:p>
      <text:p text:style-name="P43"/>
      <text:p text:style-name="P43"><text:s/>0: cs:Connected ro:Secondary/Secondary ds:Inconsistent/Inconsistent C r----</text:p>
      <text:p text:style-name="P44"><text:s text:c="4"/>ns:0 nr:0 dw:0 dr:0 al:0 bm:0 lo:0 pe:0 ua:0 ap:0 ep:1 wo:b oos:30702640</text:p>
      <text:p text:style-name="Standard"/>
      <text:p text:style-name="Standard">Synchronize the servers by forcing one to become the primary. So on pf1 do:</text:p>
      <text:p text:style-name="Code">drbdadm -- --overwrite-data-of-peer primary mysql</text:p>
      <text:p text:style-name="Standard">After issuing this command, the initial full synchronization will start. You will be able to monitor its progress via <text:span text:style-name="T10">/proc/drbd</text:span>. It may take some time depending on the size of the device. Wait until complete.</text:p>
      <text:p text:style-name="Standard"/>
      <text:p text:style-name="Standard">Make sure DRBD is started at boot time:</text:p>
      <text:p text:style-name="Code">chkconfig --level 2345 drbd on</text:p>
      <text:p text:style-name="Standard">Restart both servers.</text:p>
      <text:p text:style-name="Standard">When done, look in <text:span text:style-name="T10">/proc/drbd</text:span> and make sure you see:</text:p>
      <text:p text:style-name="P43">...</text:p>
      <text:p text:style-name="P43"><text:s/>0: cs:Connected ro:Secondary/Secondary ds:UpToDate/UpToDate C r---</text:p>
      <text:p text:style-name="P43"><text:s text:c="4"/>ns:0 nr:0 dw:0 dr:0 al:0 bm:0 lo:0 pe:0 ua:0 ap:0 ep:1 wo:b oos:0</text:p>
      <text:p text:style-name="Standard"/>
      <text:list xml:id="list2105713446" text:continue-list="list74255759" text:style-name="Outline">
        <text:list-item>
          <text:list>
            <text:list-item>
              <text:h text:style-name="Heading_20_2" text:outline-level="2"><text:bookmark text:name="__RefHeading__4805_400627320"/><text:soft-page-break/>MySQL Configuration<text:bookmark-end text:name="__RefHeading__4805_400627320"/></text:h>
            </text:list-item>
          </text:list>
        </text:list-item>
      </text:list>
      <text:p text:style-name="Standard"><text:span text:style-name="T14">By default MySQL puts its data in </text:span><text:span text:style-name="T11">/var/lib/mysql</text:span><text:span text:style-name="T14">. In order to replicate data between the two servers, we mount the DRBD partition under </text:span><text:span text:style-name="T11">/var/lib/mysql</text:span><text:span text:style-name="T14">.</text:span> </text:p>
      <text:p text:style-name="P6">When first starting MySQL, the partition must be mounted.</text:p>
      <text:p text:style-name="Standard">In order to do so:</text:p>
      <text:p text:style-name="Standard">On the master server (the server you are working on), tell DRBD to become the primary node with:</text:p>
      <text:p text:style-name="Code">drbdadm primary mysql</text:p>
      <text:p text:style-name="Standard">mysql being the name of the DRBD partition.</text:p>
      <text:p text:style-name="Standard"/>
      <text:p text:style-name="Standard">In <text:span text:style-name="T10">/proc/drbd</text:span> you should see something like:</text:p>
      <text:p text:style-name="P43">...</text:p>
      <text:p text:style-name="P43"><text:s/>0: cs:Connected ro:Primary/Secondary ds:UpToDate/UpToDate C r----</text:p>
      <text:p text:style-name="P44"><text:s text:c="4"/>ns:145068 nr:4448 dw:149516 dr:10490 al:31 bm:14 lo:0 pe:0 ua:0 ap:0 ep:1 wo:d oos:0</text:p>
      <text:p text:style-name="Standard"/>
      <text:p text:style-name="Standard">Mount the partition with:</text:p>
      <text:p text:style-name="Code">mount /dev/drbd0 /var/lib/mysql</text:p>
      <text:p text:style-name="Standard"/>
      <text:p text:style-name="Standard">Start MySQL</text:p>
      <text:p text:style-name="Code">service mysqld start</text:p>
      <text:p text:style-name="Standard"/>
      <text:p text:style-name="Standard">Execute the secure installation script in order to set the root password, remove the test databases and anonymous user created by default:</text:p>
      <text:p text:style-name="Code">/usr/bin/mysql_secure_installation</text:p>
      <text:p text:style-name="Standard"/>
      <text:p text:style-name="Standard"><text:soft-page-break/>Make sure MySQL does NOT start at boot time:</text:p>
      <text:p text:style-name="Code">chkconfig --level 2345 mysqld off</text:p>
      <text:p text:style-name="Standard"/>
      <text:list xml:id="list1972555202" text:continue-numbering="true" text:style-name="Outline">
        <text:list-item>
          <text:list>
            <text:list-item>
              <text:h text:style-name="Heading_20_2" text:outline-level="2"><text:bookmark text:name="__RefHeading__4807_400627320"/>Heartbeat configuration<text:bookmark-end text:name="__RefHeading__4807_400627320"/></text:h>
            </text:list-item>
          </text:list>
        </text:list-item>
      </text:list>
      <text:p text:style-name="Standard">Create <text:span text:style-name="T10">/etc/ha.d/ha.cf</text:span> with the following content:</text:p>
      <text:p text:style-name="P43">bcast eth0</text:p>
      <text:p text:style-name="P43">bcast eth1</text:p>
      <text:p text:style-name="P43">keepalive 2</text:p>
      <text:p text:style-name="P43">warntime 30</text:p>
      <text:p text:style-name="P43">deadtime 60</text:p>
      <text:p text:style-name="P43">auto_failback off</text:p>
      <text:p text:style-name="P43">initdead 120</text:p>
      <text:p text:style-name="P43">node pf1.example.org</text:p>
      <text:p text:style-name="P43">node pf2.example.org</text:p>
      <text:p text:style-name="P44">use_logd yes</text:p>
      <text:p text:style-name="Standard">Here we assume that the redundant connections for the Heartbeat between the 2 servers are on eth0 and eth1</text:p>
      <text:p text:style-name="Standard"/>
      <text:p text:style-name="Standard">Create <text:span text:style-name="T10">/etc/ha.d/haresources</text:span> with the following content:</text:p>
      <text:p text:style-name="Code">pf1.example.com Ipaddr2::x.x.x.x IfUp::eth0.y IfUp::eth0.z drbddisk::mysql Filesystem::/dev/drbd0::/var/lib/mysql::ext3 mysqld packetfence</text:p>
      <text:p text:style-name="Standard">where</text:p>
      <text:list xml:id="list1659908468" text:continue-list="list2028105050" text:style-name="L8">
        <text:list-item>
          <text:p text:style-name="P49"><text:span text:style-name="T16">x.x.x.x</text:span> is PF admin virtual address</text:p>
        </text:list-item>
        <text:list-item>
          <text:p text:style-name="P49"><text:span text:style-name="T16">eth0.y</text:span> is the name of the NIC configuration file (<text:span text:style-name="T10">/etc/sysconfig/network-scripts/ifcfg_eth0.y</text:span>) dedicated to IP address in vlan y (registration for example).</text:p>
        </text:list-item>
        <text:list-item>
          <text:p text:style-name="P49"><text:span text:style-name="T16">eth0.z</text:span> is the name of the NIC configuration file (<text:span text:style-name="T10">/etc/sysconfig/network-scripts/ifcfg_eth0.z</text:span>) dedicated to IP address in vlan z (isolation for example).</text:p>
        </text:list-item>
      </text:list>
      <text:p text:style-name="Standard"/>
      <text:p text:style-name="Standard">Create the <text:span text:style-name="T10">/etc/ha.d/resource.d/IfUp</text:span> script that will mount IP addresses in Registration, Isolation, <text:s/>(eth0.y, etho0.z) with the following content:</text:p>
      <text:p text:style-name="P43"><text:soft-page-break/>case "$2" in</text:p>
      <text:p text:style-name="P43"><text:s text:c="8"/>start)</text:p>
      <text:p text:style-name="P43"><text:s text:c="16"/>echo -n "Mounting $1"</text:p>
      <text:p text:style-name="P43"><text:s text:c="16"/>/sbin/ifup $1</text:p>
      <text:p text:style-name="P43"><text:s text:c="16"/>echo "."</text:p>
      <text:p text:style-name="P43"><text:s text:c="16"/>;;</text:p>
      <text:p text:style-name="P43"><text:s text:c="8"/>stop)</text:p>
      <text:p text:style-name="P43"><text:s text:c="16"/>echo -n "Unmounting $1"</text:p>
      <text:p text:style-name="P43"><text:s text:c="16"/>/sbin/ifdown $1</text:p>
      <text:p text:style-name="P43"><text:s text:c="16"/>echo "."</text:p>
      <text:p text:style-name="P43"><text:s text:c="16"/>;;</text:p>
      <text:p text:style-name="P43"><text:s text:c="8"/>*)</text:p>
      <text:p text:style-name="P43"><text:s text:c="16"/>echo "Usage: $0 {start|stop}"</text:p>
      <text:p text:style-name="P43"><text:s text:c="16"/>exit 1</text:p>
      <text:p text:style-name="P43"><text:s text:c="16"/>;;</text:p>
      <text:p text:style-name="P44">esac</text:p>
      <text:p text:style-name="Standard"/>
      <text:p text:style-name="Standard">and make it executable:</text:p>
      <text:p text:style-name="Code">chmod 755 /etc/ha.d/resource.d/IfUp</text:p>
      <text:p text:style-name="Standard"/>
      <text:p text:style-name="Standard">Create <text:span text:style-name="T10">/etc/ha.d/authkeys</text:span> with the following content:</text:p>
      <text:p text:style-name="P43">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0">/etc/logd.cf</text:span> with the following content:</text:p>
      <text:p text:style-name="P43">debugfile /var/log/ha-debug</text:p>
      <text:p text:style-name="P43">logfile /var/log/ha-log</text:p>
      <text:p text:style-name="Code">logfacility daemon</text:p>
      <text:p text:style-name="Standard">Make sure port 694 is opened (through iptables) on both servers</text:p>
      <text:p text:style-name="Standard"/>
      <text:p text:style-name="Standard"><text:soft-page-break/>Start Heartbeat:</text:p>
      <text:p text:style-name="Code">service heartbeat start</text:p>
      <text:p text:style-name="Standard">Look at Heartbeat log file <text:span text:style-name="T17">/var/log/ha-log</text:span> to make sure that everything is fine.</text:p>
      <text:p text:style-name="Standard"/>
      <text:p text:style-name="Standard">Enable HB automatic start</text:p>
      <text:p text:style-name="Code">chkconfig --level 345 heartbeat on</text:p>
      <text:list xml:id="list1898734339" text:continue-list="list1972555202"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50728346" text:continue-numbering="true" text:style-name="Outline">
        <text:list-item>
          <text:list>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1232299665" text:style-name="L9">
        <text:list-item>
          <text:list>
            <text:list-header>
              <text:p text:style-name="P68">❏<text:tab/>Identifier</text:p>
              <text:p text:style-name="P68">❏<text:tab/>Notes</text:p>
            </text:list-header>
          </text:list>
        </text:list-item>
      </text:list>
      <text:p text:style-name="Text_20_body">Click on the Add button to save it</text:p>
      <text:p text:style-name="P40">How can I provide different rights to users of the admin Web interface?</text:p>
      <text:p text:style-name="Text_20_body">Starting with PacketFence 1.9.1 this is now possible. Have a look at the <text:span text:style-name="T9">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 Syntax:<text:line-break/>; <text:s text:c="6"/>&lt;pagename&gt;={1|2|3|4|5}<text:line-break/>[permissions]<text:line-break/>status=1<text:line-break/>person=2<text:line-break/>node=2<text:line-break/>violation=3<text:line-break/>configuration=4<text:line-break/>administration=4<text:line-break/>scan=3</text:p>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9">default_role</text:span> entry under <text:span text:style-name="T9">[users]</text:span>).</text:p>
      <text:p text:style-name="Text_20_body">Note: Users need to logout and re-login in order for permission changes to take effect.</text:p>
      <text:p text:style-name="Heading_20_3"><text:soft-page-break/>How can users authenticate using LDAP or Active Directory (AD) instead of using a local flat file?</text:p>
      <text:p text:style-name="Text_20_body">Have a look into the <text:span text:style-name="T9">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list xml:id="list1817474203" text:continue-list="list50728346" text:style-name="Outline">
        <text:list-item>
          <text:list>
            <text:list-item>
              <text:h text:style-name="Heading_20_2" text:outline-level="2"><text:bookmark text:name="__RefHeading__4815_400627320"/>Switches<text:bookmark-end text:name="__RefHeading__4815_400627320"/></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659347486" text:style-name="L10">
        <text:list-header>
          <text:p text:style-name="P69">❏<text:tab/>ip: switch IP address </text:p>
          <text:p text:style-name="P69">❏<text:tab/>mode </text:p>
          <text:list>
            <text:list-item>
              <text:p text:style-name="P60">testing: pfsetvlan writes in the log files what it would normally do, but it doesn't react on the traps, it does not change any VLAN.</text:p>
            </text:list-item>
            <text:list-item>
              <text:p text:style-name="P60">registration: pfsetvlan automatically register all MAC addresses seen on the switch ports. As in testing mode, no VLAN changes are done.</text:p>
            </text:list-item>
            <text:list-item>
              <text:p text:style-name="P60">production: this is the regular working mode; pfsetvlan sends the SNMP writes to change the VLAN on the switch ports.</text:p>
              <text:p text:style-name="P58"><text:span text:style-name="T10">CAUTION</text:span>: <text:span text:style-name="T14">If [trapping.testing] (see pf.conf) is enabled, PacketFence will consider that all the switches are in test whatever the working mode is !</text:span></text:p>
            </text:list-item>
          </text:list>
          <text:p text:style-name="P69">❏<text:tab/>uplink: list of ports that are NOT managed by PacketFence. All uplink ports must be defined here! </text:p>
          <text:list text:continue-numbering="true">
            <text:list-item>
              <text:p text:style-name="P60">Dynamic (default): PF queries the switch using CDP (Cisco only !!) to get the uplinks</text:p>
            </text:list-item>
            <text:list-item>
              <text:p text:style-name="P60">1,2,10001,10002,... : uplink list <text:s/>if a hub is plugged in a port, this port must be declared as uplink !!! </text:p>
            </text:list-item>
          </text:list>
          <text:p text:style-name="P69">❏<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60">Cisco::Catalyst_2960</text:p>
            </text:list-item>
            <text:list-item>
              <text:p text:style-name="P60">Extreme::Summit_X250e</text:p>
            </text:list-item>
          </text:list>
        </text:list-header>
      </text:list>
      <text:p text:style-name="Heading_20_3"><text:soft-page-break/>I want to manage only some ports on a switch but not all the ports. How can I do that ?</text:p>
      <text:p text:style-name="P28">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p text:style-name="P27"/>
      <text:list xml:id="list111222086" text:continue-list="list1817474203" text:style-name="Outline">
        <text:list-item>
          <text:list>
            <text:list-item>
              <text:h text:style-name="Heading_20_2" text:outline-level="2"><text:bookmark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Where can I see PacketFence logs and errors ?</text:p>
      <text:p text:style-name="Text_20_body">In <text:span text:style-name="T9">/usr/local/pf/logs</text:span>:</text:p>
      <text:list xml:id="list628513705" text:continue-list="list659347486" text:style-name="L10">
        <text:list-header>
          <text:p text:style-name="P69">❏<text:tab/><text:span text:style-name="T9">admin_error_log</text:span></text:p>
          <text:p text:style-name="P69">❏<text:tab/><text:span text:style-name="T9">error_log</text:span></text:p>
          <text:p text:style-name="P69">❏<text:tab/><text:span text:style-name="T9">packetfence.log</text:span></text:p>
          <text:p text:style-name="P69"/>
        </text:list-header>
      </text:list>
      <text:p text:style-name="Heading_20_3">When I plug a computer in a switch, it does not get a network access</text:p>
      <text:list xml:id="list1734951182" text:continue-numbering="true" text:style-name="L10">
        <text:list-header>
          <text:p text:style-name="P69">❏<text:tab/>Make sure PF gets traps from that switch</text:p>
          <text:p text:style-name="P69">❏<text:tab/>Make sure PF reacts when it receives traps from that switch: look into <text:span text:style-name="T9">/usr/local/pf/logs/packetfence.log</text:span></text:p>
          <text:p text:style-name="P69"/>
        </text:list-header>
      </text:list>
      <text:p text:style-name="Heading_20_3">How to make sure PacketFence gets traps from a switch ?</text:p>
      <text:p text:style-name="P34">❏<text:tab/>Make sure network connectivity is fine between the switch and PF</text:p>
      <text:p text:style-name="P34">❏<text:tab/>Make sure port 162 (UDP) is open on the PF server</text:p>
      <text:p text:style-name="P34">❏<text:tab/>Make sure you define PF as a trap receiver in the switch</text:p>
      <text:p text:style-name="P34">❏<text:tab/>Make sure the switch uses the right snmp settings (community, snmp version,...) to send traps to PF. Checkout the SNMP settings in the switch</text:p>
      <text:p text:style-name="Text_20_body">You could use <text:span text:style-name="T9">tcpdump</text:span> to see if PF receives traps: ''<text:span text:style-name="T9">tcpdump -i ethx port 162</text:span>'' </text:p>
      <text:p text:style-name="Heading_20_3"><text:soft-page-break/>Where should I look to see what PacketFence does when it gets a trap ?</text:p>
      <text:p text:style-name="Text_20_body"><text:s/>Look into <text:span text:style-name="T9">/usr/local/pf/logs/packetfence.log</text:span>: PacketFence logs there everything it does for every trap.</text:p>
      <text:p text:style-name="Text_20_body"/>
      <text:p text:style-name="Heading_20_3">PacketFence receives traps but does not do anything</text:p>
      <text:p text:style-name="Text_20_body">There could be many reasons mentioned in <text:span text:style-name="T9">/usr/local/pf/logs/packetfence.log</text:span>:</text:p>
      <text:p text:style-name="Text_20_body"><text:s/>- Is the switch is in production mode ? </text:p>
      <text:p text:style-name="Text_20_body"><text:s/>- Is the port defined as a uplink</text:p>
      <text:p text:style-name="Text_20_body"><text:s/>- Is the actual Vlan of the port managed by PF ?</text:p>
      <text:p text:style-name="Text_20_body"><text:s/>- Is the new Vlan ( i.e. <text:s/>the Vlan in which PF should put the port for the new device) managed by PF ?</text:p>
      <text:p text:style-name="Text_20_body"><text:s/>- Is the new Vlan defined in the switch ? </text:p>
      <text:list xml:id="list421244101" text:continue-list="list111222086" text:style-name="Outline">
        <text:list-item>
          <text:h text:style-name="Heading_20_1" text:outline-level="1"><text:bookmark text:name="__RefHeading__4817_400627320"/>Additional Software<text:bookmark-end text:name="__RefHeading__4817_400627320"/></text:h>
          <text:list>
            <text:list-item>
              <text:h text:style-name="Heading_20_2" text:outline-level="2"><text:bookmark text:name="__RefHeading__4819_400627320"/>Nessus<text:bookmark-end text:name="__RefHeading__4819_400627320"/></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9">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9">scan.registration</text:span> parameter in <text:span text:style-name="T9">pf.conf</text:span>.</text:p>
      <text:p text:style-name="Text_20_body">It is also recommended to adjust <text:span text:style-name="T9">scan.duration</text:span> to reflect how long the scan takes. A progress bar of this duration will be shown to the user while he is waiting.</text:p>
      <text:list xml:id="list1373192188" text:continue-numbering="true" text:style-name="Outline">
        <text:list-item>
          <text:list>
            <text:list-item>
              <text:h text:style-name="Heading_20_2" text:outline-level="2"><text:bookmark text:name="__RefHeading__4821_400627320"/>Snort<text:bookmark-end text:name="__RefHeading__4821_400627320"/></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2011520247" text:continue-numbering="true" text:style-name="Outline">
        <text:list-item>
          <text:list>
            <text:list-item>
              <text:h text:style-name="Heading_20_2" text:outline-level="2"><text:bookmark text:name="__RefHeading__4823_400627320"/>Oinkmaster<text:bookmark-end text:name="__RefHeading__4823_400627320"/></text:h>
            </text:list-item>
          </text:list>
        </text:list-item>
      </text:list>
      <text:p text:style-name="P21">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1562907448" text:continue-numbering="true" text:style-name="Outline">
        <text:list-item>
          <text:h text:style-name="Heading_20_1" text:outline-level="1"><text:bookmark text:name="__RefHeading__4825_400627320"/>Appendix A: Database Schema<text:bookmark-end text:name="__RefHeading__4825_400627320"/></text:h>
        </text:list-item>
      </text:list>
      <text:p text:style-name="Text_20_body"><draw:frame draw:style-name="fr7" draw:name="graphics7" text:anchor-type="paragraph" svg:width="14.589cm" svg:height="12.337cm" draw:z-index="5"><draw:image xlink:href="Pictures/10000201000002A20000023AD0AA6319.png" xlink:type="simple" xlink:show="embed" xlink:actuate="onLoad"/></draw:frame>Note: This schema is outdated.</text:p>
      <text:p text:style-name="Text_20_body"/>
      <text:list xml:id="list1542679272" text:continue-numbering="true" text:style-name="Outline">
        <text:list-item>
          <text:h text:style-name="Heading_20_1" text:outline-level="1"><text:bookmark text:name="__RefHeading__4827_400627320"/>Appendix B: Configuration parameter reference<text:bookmark-end text:name="__RefHeading__4827_400627320"/></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40">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text:soft-page-break/>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ext:soft-page-break/>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
      <text:p text:style-name="Standard"><text:soft-page-break/>[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text:soft-page-break/></text:p>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scan.pass]</text:p>
      <text:p text:style-name="Standard"><text:soft-page-break/>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ext:soft-page-break/>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services.named]</text:p>
      <text:p text:style-name="Standard">type: text</text:p>
      <text:p text:style-name="Text_20_body">description: Location of the named binary. Only necessary to change if you are not running the RPMed version.</text:p>
      <text:p text:style-name="Text_20_body"><text:soft-page-break/></text:p>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P2"/>
      <text:p text:style-name="Heading_20_3"/>
      <text:p text:style-name="P40">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41">[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41">[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text:soft-page-break/></text:p>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870141466"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881153832"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927890483"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10 Inverse inc.<text:tab/><text:chapter text:display="name" text:outline-level="1">GNU Free Documentation License</text:chapter><text:tab/><text:page-number text:select-page="current">9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0-09-16T16:59:35</dc:date>
    <meta:editing-cycles>790</meta:editing-cycles>
    <meta:editing-duration>PT329H16M09S</meta:editing-duration>
    <meta:printed-by>Olivier Bilodeau</meta:printed-by>
    <meta:print-date>2010-07-14T16:24:11</meta:print-date>
    <dc:creator>Olivier Bilodeau</dc:creator>
    <meta:document-statistic meta:table-count="1" meta:image-count="11" meta:object-count="0" meta:page-count="99" meta:paragraph-count="1682" meta:word-count="14534" meta:character-count="101639"/>
    <meta:user-defined meta:name="Info 1"/>
    <meta:user-defined meta:name="Info 2"/>
    <meta:user-defined meta:name="Info 3"/>
    <meta:user-defined meta:name="Info 4"/>
  </office:meta>
</office:document-meta>
</file>